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3673in"/>
    </style:style>
    <style:style style:name="co10" style:family="table-column">
      <style:table-column-properties fo:break-before="auto" style:column-width="2.2654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1.4937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808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ackground-color="#ff8080"/>
      <style:text-properties style:text-position=""/>
    </style:style>
    <style:style style:name="ce5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able-cell-properties fo:border-bottom="none" fo:background-color="#00ff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fo:background-color="#ff8080" fo:border-left="none" fo:border-right="0.06pt solid #000000" fo:border-top="none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none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fo:border-bottom="none" fo:background-color="#ff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8080"/>
    </style:style>
    <style:style style:name="ce17" style:family="table-cell" style:parent-style-name="Default" style:data-style-name="N122">
      <style:table-cell-properties fo:border-bottom="none" fo:background-color="#ff808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none" fo:background-color="#ff8080" fo:border-left="0.06pt solid #000000" fo:border-right="none" fo:border-top="none"/>
    </style:style>
    <style:style style:name="ce19" style:family="table-cell" style:parent-style-name="Default" style:data-style-name="N122">
      <style:table-cell-properties fo:background-color="#ff8080"/>
    </style:style>
    <style:style style:name="ce20" style:family="table-cell" style:parent-style-name="Default" style:data-style-name="N122">
      <style:table-cell-properties fo:background-color="#ff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ackground-color="#ff8080" fo:border="none"/>
    </style:style>
    <style:style style:name="ce22" style:family="table-cell" style:parent-style-name="Default" style:data-style-name="N122">
      <style:table-cell-properties fo:border-bottom="none" fo:background-color="#ff8080" fo:border-left="none" fo:border-right="0.06pt solid #000000" fo:border-top="none"/>
    </style:style>
    <style:style style:name="ce23" style:family="table-cell" style:parent-style-name="Default" style:data-style-name="N122">
      <style:table-cell-properties fo:border-bottom="none" fo:background-color="#ff808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22">
      <style:table-cell-properties fo:border-bottom="none" fo:background-color="#00ff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order-bottom="none" fo:background-color="#00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fo:border-bottom="none" fo:background-color="#00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none" fo:background-color="#00ff00" fo:border-left="0.06pt solid #000000" fo:border-right="none" fo:border-top="none"/>
    </style:style>
    <style:style style:name="ce29" style:family="table-cell" style:parent-style-name="Default" style:data-style-name="N122">
      <style:table-cell-properties fo:background-color="#00ff00"/>
    </style:style>
    <style:style style:name="ce30" style:family="table-cell" style:parent-style-name="Default" style:data-style-name="N122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fo:border-bottom="none" fo:background-color="#00ff00" fo:border-left="none" fo:border-right="0.06pt solid #000000" fo:border-top="none"/>
    </style:style>
    <style:style style:name="ce32" style:family="table-cell" style:parent-style-name="Default" style:data-style-name="N122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34" style:family="table-cell" style:parent-style-name="Default" style:data-style-name="N122">
      <style:table-cell-properties fo:background-color="#c0c0c0"/>
    </style:style>
    <style:style style:name="ce35" style:family="table-cell" style:parent-style-name="Default" style:data-style-name="N122"/>
    <style:style style:name="ce36" style:family="table-cell" style:parent-style-name="Default" style:data-style-name="N122">
      <style:table-cell-properties fo:background-color="#ffff00"/>
    </style:style>
    <style:style style:name="ce37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4" table:number-columns-repeated="2" table:default-cell-style-name="ce7"/>
        <table:table-column table:style-name="co1" table:default-cell-style-name="ce8"/>
        <table:table-column table:style-name="co1" table:default-cell-style-name="ce3"/>
        <table:table-column table:style-name="co1" table:number-columns-repeated="2" table:default-cell-style-name="ce4"/>
        <table:table-column table:style-name="co4" table:default-cell-style-name="ce7"/>
        <table:table-column table:style-name="co7" table:default-cell-style-name="ce7"/>
        <table:table-column table:style-name="co1" table:default-cell-style-name="ce8"/>
        <table:table-row table:style-name="ro1">
          <table:table-cell table:number-columns-repeated="3"/>
          <table:table-cell table:style-name="ce2" office:value-type="string" table:number-columns-spanned="6" table:number-rows-spanned="1">
            <text:p>Before neck_tf_adjust</text:p>
          </table:table-cell>
          <table:covered-table-cell table:number-columns-repeated="2"/>
          <table:covered-table-cell table:style-name="ce5"/>
          <table:covered-table-cell table:number-columns-repeated="2"/>
          <table:table-cell table:style-name="ce2" office:value-type="string" table:number-columns-spanned="6" table:number-rows-spanned="1">
            <text:p>After neck_tf adjust base_link to neck Z to 1.66m</text:p>
          </table:table-cell>
          <table:covered-table-cell table:number-columns-repeated="2"/>
          <table:covered-table-cell table:style-name="ce5"/>
          <table:covered-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TF</text:p>
          </table:table-cell>
          <table:table-cell table:style-name="ce1" office:value-type="string" table:number-columns-spanned="3" table:number-rows-spanned="1">
            <text:p>TF</text:p>
          </table:table-cell>
          <table:covered-table-cell table:number-columns-repeated="2"/>
          <table:table-cell table:style-name="ce6" office:value-type="string" table:number-columns-spanned="3" table:number-rows-spanned="1">
            <text:p>Real </text:p>
          </table:table-cell>
          <table:covered-table-cell table:number-columns-repeated="2"/>
          <table:table-cell table:style-name="ce1" office:value-type="string" table:number-columns-spanned="3" table:number-rows-spanned="1">
            <text:p>TF</text:p>
          </table:table-cell>
          <table:covered-table-cell table:number-columns-repeated="2"/>
          <table:table-cell table:style-name="ce6" office:value-type="string" table:number-columns-spanned="3" table:number-rows-spanned="1">
            <text:p>Real </text:p>
          </table:table-cell>
          <table:covered-table-cell table:number-columns-repeated="2"/>
        </table:table-row>
        <table:table-row table:style-name="ro2">
          <table:table-cell office:value-type="string">
            <text:p>From</text:p>
          </table:table-cell>
          <table:table-cell office:value-type="string">
            <text:p>To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base_link</text:p>
          </table:table-cell>
          <table:table-cell office:value-type="string">
            <text:p>camera_rgb_frame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neck_mount</text:p>
          </table:table-cell>
          <table:table-cell table:number-columns-repeated="3"/>
          <table:table-cell office:value-type="float" office:value="1.62">
            <text:p>1.62</text:p>
          </table:table-cell>
          <table:table-cell table:number-columns-repeated="2"/>
          <table:table-cell office:value-type="float" office:value="1.66">
            <text:p>1.66</text:p>
          </table:table-cell>
          <table:table-cell table:number-columns-repeated="2"/>
          <table:table-cell office:value-type="float" office:value="1.66">
            <text:p>1.66</text:p>
          </table:table-cell>
          <table:table-cell table:number-columns-repeated="2"/>
          <table:table-cell office:value-type="float" office:value="1.66">
            <text:p>1.66</text:p>
          </table:table-cell>
        </table:table-row>
        <table:table-row table:style-name="ro2">
          <table:table-cell/>
          <table:table-cell office:value-type="string">
            <text:p>right_arm</text:p>
          </table:table-cell>
          <table:table-cell table:number-columns-repeated="3"/>
          <table:table-cell office:value-type="float" office:value="0.99">
            <text:p>0.99</text:p>
          </table:table-cell>
          <table:table-cell table:number-columns-repeated="2"/>
          <table:table-cell office:value-type="float" office:value="1.005">
            <text:p>1.0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ight_arm_grippermarker_expected</text:p>
          </table:table-cell>
          <table:table-cell table:number-columns-repeated="6"/>
          <table:table-cell table:style-name="ce7"/>
          <table:table-cell table:number-columns-repeated="2"/>
          <table:table-cell table:style-name="ce9" office:value-type="float" office:value="1.14">
            <text:p>1.14</text:p>
          </table:table-cell>
          <table:table-cell table:number-columns-repeated="2"/>
          <table:table-cell table:style-name="ce7"/>
        </table:table-row>
        <table:table-row table:style-name="ro1">
          <table:table-cell/>
          <table:table-cell office:value-type="string">
            <text:p>right_arm_grippermarker_observed</text:p>
          </table:table-cell>
          <table:table-cell table:number-columns-repeated="9"/>
          <table:table-cell office:value-type="float" office:value="1.225">
            <text:p>1.225</text:p>
          </table:table-cell>
          <table:table-cell table:number-columns-repeated="2"/>
          <table:table-cell office:value-type="float" office:value="1.19">
            <text:p>1.19</text:p>
          </table:table-cell>
        </table:table-row>
        <table:table-row table:style-name="ro2">
          <table:table-cell office:value-type="string">
            <text:p>right_arm</text:p>
          </table:table-cell>
          <table:table-cell office:value-type="string">
            <text:p>neck_mount</text:p>
          </table:table-cell>
          <table:table-cell table:number-columns-repeated="2"/>
          <table:table-cell office:value-type="float" office:value="-0.63">
            <text:p>-0.63</text:p>
          </table:table-cell>
          <table:table-cell table:number-columns-repeated="5"/>
          <table:table-cell office:value-type="float" office:value="-0.67">
            <text:p>-0.67</text:p>
          </table:table-cell>
          <table:table-cell table:number-columns-repeated="2"/>
          <table:table-cell office:value-type="float" office:value="-0.66">
            <text:p>-0.66</text:p>
          </table:table-cell>
          <table:table-cell/>
        </table:table-row>
        <table:table-row table:style-name="ro2" table:number-rows-repeated="104856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8"/>
        <table:table-column table:style-name="co13" table:default-cell-style-name="ce19"/>
        <table:table-column table:style-name="co13" table:default-cell-style-name="ce22"/>
        <table:table-column table:style-name="co13" table:default-cell-style-name="ce24"/>
        <table:table-column table:style-name="co14" table:default-cell-style-name="ce28"/>
        <table:table-column table:style-name="co14" table:default-cell-style-name="ce29"/>
        <table:table-column table:style-name="co14" table:default-cell-style-name="ce31"/>
        <table:table-column table:style-name="co14" table:default-cell-style-name="ce24"/>
        <table:table-column table:style-name="co13" table:number-columns-repeated="2" table:default-cell-style-name="ce34"/>
        <table:table-column table:style-name="co15" table:default-cell-style-name="ce34"/>
        <table:table-column table:style-name="co1" table:default-cell-style-name="ce35"/>
        <table:table-column table:style-name="co15" table:default-cell-style-name="ce36"/>
        <table:table-column table:style-name="co1" table:default-cell-style-name="Default"/>
        <table:table-row table:style-name="ro1">
          <table:table-cell table:style-name="ce10" office:value-type="string" table:number-columns-spanned="20" table:number-rows-spanned="1">
            <text:p>Voor meetwaarden overnemen in neck_tf</text:p>
          </table:table-cell>
          <table:covered-table-cell/>
          <table:covered-table-cell table:style-name="ce12"/>
          <table:covered-table-cell table:number-columns-repeated="3"/>
          <table:covered-table-cell table:number-columns-repeated="2" table:style-name="ce15"/>
          <table:covered-table-cell/>
          <table:covered-table-cell table:style-name="ce22"/>
          <table:covered-table-cell table:style-name="ce25"/>
          <table:covered-table-cell table:number-columns-repeated="2"/>
          <table:covered-table-cell table:style-name="ce33"/>
          <table:covered-table-cell table:number-columns-repeated="6"/>
        </table:table-row>
        <table:table-row table:style-name="ro1">
          <table:table-cell table:number-columns-repeated="2"/>
          <table:table-cell table:style-name="ce12"/>
          <table:table-cell/>
          <table:table-cell office:value-type="string">
            <text:p>rosrun tf tf_echo /FRAME_A /FRAME_B | grep Translation</text:p>
          </table:table-cell>
          <table:table-cell/>
          <table:table-cell table:style-name="ce16"/>
          <table:table-cell table:number-columns-repeated="2"/>
          <table:table-cell table:style-name="ce22"/>
          <table:table-cell table:style-name="ce25"/>
          <table:table-cell table:number-columns-repeated="2"/>
          <table:table-cell table:style-name="ce33"/>
          <table:table-cell table:number-columns-repeated="6"/>
        </table:table-row>
        <table:table-row table:style-name="ro1">
          <table:table-cell office:value-type="string">
            <text:p>Direct?</text:p>
          </table:table-cell>
          <table:table-cell office:value-type="string">
            <text:p>By?</text:p>
          </table:table-cell>
          <table:table-cell table:style-name="ce12"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TF command</text:p>
          </table:table-cell>
          <table:table-cell table:style-name="ce14" office:value-type="string">
            <text:p>TF output</text:p>
          </table:table-cell>
          <table:table-cell table:style-name="ce15" office:value-type="string" table:number-columns-spanned="3" table:number-rows-spanned="1">
            <text:p>TF</text:p>
          </table:table-cell>
          <table:covered-table-cell table:number-columns-repeated="2"/>
          <table:table-cell table:style-name="ce22"/>
          <table:table-cell table:style-name="ce26" office:value-type="string" table:number-columns-spanned="3" table:number-rows-spanned="1">
            <text:p>Real </text:p>
          </table:table-cell>
          <table:covered-table-cell table:number-columns-repeated="2"/>
          <table:table-cell table:style-name="ce31"/>
          <table:table-cell table:number-columns-repeated="6"/>
        </table:table-row>
        <table:table-row table:style-name="ro1">
          <table:table-cell table:number-columns-repeated="2"/>
          <table:table-cell table:style-name="ce12"/>
          <table:table-cell table:number-columns-repeated="2"/>
          <table:table-cell table:style-name="ce14"/>
          <table:table-cell table:style-name="ce17" office:value-type="string">
            <text:p>X</text:p>
          </table:table-cell>
          <table:table-cell table:style-name="ce20" office:value-type="string">
            <text:p>Y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Dist</text:p>
          </table:table-cell>
          <table:table-cell table:style-name="ce27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Dist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ist</text:p>
          </table:table-cell>
          <table:table-cell table:style-name="ce37" office:value-type="string">
            <text:p>Error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yes</text:p>
          </table:table-cell>
          <table:table-cell office:value-type="string">
            <text:p>neck_tf</text:p>
          </table:table-cell>
          <table:table-cell table:style-name="ce12" office:value-type="string">
            <text:p>base_link</text:p>
          </table:table-cell>
          <table:table-cell office:value-type="string">
            <text:p>neck_mount</text:p>
          </table:table-cell>
          <table:table-cell table:formula="of:=SUBSTITUTE(SUBSTITUTE([.$E$2];&quot;FRAME_A&quot;;[.C5]); &quot;FRAME_B&quot;; [.D5])" office:value-type="string" office:string-value="rosrun tf tf_echo /base_link /neck_mount | grep Translation">
            <text:p>rosrun tf tf_echo /base_link /neck_mount | grep Translation</text:p>
          </table:table-cell>
          <table:table-cell office:value-type="string">
            <text:p>[0.180, 0.000, 1.660]</text:p>
          </table:table-cell>
          <table:table-cell table:formula="of:=VALUE(MID([.$F5];2;5))" office:value-type="float" office:value="0.18">
            <text:p>0.180</text:p>
          </table:table-cell>
          <table:table-cell table:style-name="ce21" table:formula="of:=VALUE(MID([.$F5];9;5))" office:value-type="float" office:value="0">
            <text:p>0.000</text:p>
          </table:table-cell>
          <table:table-cell table:formula="of:=VALUE(MID([.$F5];16;5))" office:value-type="float" office:value="1.66">
            <text:p>1.660</text:p>
          </table:table-cell>
          <table:table-cell table:formula="of:=SQRT([.G5]*[.G5]+[.H5]*[.H5]+[.I5]*[.I5])" office:value-type="float" office:value="1.66973051717934">
            <text:p>1.670</text:p>
          </table:table-cell>
          <table:table-cell table:number-columns-repeated="2"/>
          <table:table-cell office:value-type="float" office:value="1.652">
            <text:p>1.652</text:p>
          </table:table-cell>
          <table:table-cell/>
          <table:table-cell table:formula="of:=IF([.K5]; [.K5]-[.G5]; &quot;&quot;)">
            <text:p/>
          </table:table-cell>
          <table:table-cell table:formula="of:=IF([.L5]; [.L5]-[.H5]; &quot;&quot;)">
            <text:p/>
          </table:table-cell>
          <table:table-cell table:formula="of:=IF([.M5]; [.M5]-[.I5]; &quot;&quot;)" office:value-type="float" office:value="-0.00800000000000001">
            <text:p>-0.008</text:p>
          </table:table-cell>
          <table:table-cell table:formula="of:=IF([.N5]; [.N5]-[.J5]; &quot;&quot;)">
            <text:p/>
          </table:table-cell>
          <table:table-cell table:formula="of:=SUM([.O5:.Q5])" office:value-type="float" office:value="-0.00800000000000001">
            <text:p>-0.008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base_link</text:p>
          </table:table-cell>
          <table:table-cell office:value-type="string">
            <text:p>neck_pan</text:p>
          </table:table-cell>
          <table:table-cell table:formula="of:=SUBSTITUTE(SUBSTITUTE([.$E$2];&quot;FRAME_A&quot;;[.C6]); &quot;FRAME_B&quot;; [.D6])" office:value-type="string" office:string-value="rosrun tf tf_echo /base_link /neck_pan | grep Translation">
            <text:p>rosrun tf tf_echo /base_link /neck_pan | grep Translation</text:p>
          </table:table-cell>
          <table:table-cell office:value-type="string">
            <text:p>[0.180, 0.000, 1.700]</text:p>
          </table:table-cell>
          <table:table-cell table:formula="of:=VALUE(MID([.$F6];2;5))" office:value-type="float" office:value="0.18">
            <text:p>0.180</text:p>
          </table:table-cell>
          <table:table-cell table:style-name="ce21" table:formula="of:=VALUE(MID([.$F6];9;5))" office:value-type="float" office:value="0">
            <text:p>0.000</text:p>
          </table:table-cell>
          <table:table-cell table:formula="of:=VALUE(MID([.$F6];16;5))" office:value-type="float" office:value="1.7">
            <text:p>1.700</text:p>
          </table:table-cell>
          <table:table-cell table:formula="of:=SQRT([.G6]*[.G6]+[.H6]*[.H6]+[.I6]*[.I6])" office:value-type="float" office:value="1.70950285170865">
            <text:p>1.710</text:p>
          </table:table-cell>
          <table:table-cell table:number-columns-repeated="2"/>
          <table:table-cell office:value-type="float" office:value="1.691">
            <text:p>1.691</text:p>
          </table:table-cell>
          <table:table-cell/>
          <table:table-cell table:formula="of:=IF([.K6]; [.K6]-[.G6]; &quot;&quot;)">
            <text:p/>
          </table:table-cell>
          <table:table-cell table:formula="of:=IF([.L6]; [.L6]-[.H6]; &quot;&quot;)">
            <text:p/>
          </table:table-cell>
          <table:table-cell table:formula="of:=IF([.M6]; [.M6]-[.I6]; &quot;&quot;)" office:value-type="float" office:value="-0.00900000000000012">
            <text:p>-0.009</text:p>
          </table:table-cell>
          <table:table-cell table:formula="of:=IF([.N6]; [.N6]-[.J6]; &quot;&quot;)">
            <text:p/>
          </table:table-cell>
          <table:table-cell table:formula="of:=SUM([.O6:.Q6])" office:value-type="float" office:value="-0.00900000000000012">
            <text:p>-0.009</text:p>
          </table:table-cell>
          <table:table-cell/>
        </table:table-row>
        <table:table-row table:style-name="ro2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neck_tilt_mount</text:p>
          </table:table-cell>
          <table:table-cell table:formula="of:=SUBSTITUTE(SUBSTITUTE([.$E$2];&quot;FRAME_A&quot;;[.C7]); &quot;FRAME_B&quot;; [.D7])" office:value-type="string" office:string-value="rosrun tf tf_echo /base_link /neck_tilt_mount | grep Translation">
            <text:p>rosrun tf tf_echo /base_link /neck_tilt_mount | grep Translation</text:p>
          </table:table-cell>
          <table:table-cell office:value-type="string">
            <text:p>[0.180, 0.000, 1.740]</text:p>
          </table:table-cell>
          <table:table-cell table:formula="of:=VALUE(MID([.$F7];2;5))" office:value-type="float" office:value="0.18">
            <text:p>0.180</text:p>
          </table:table-cell>
          <table:table-cell table:style-name="ce21" table:formula="of:=VALUE(MID([.$F7];9;5))" office:value-type="float" office:value="0">
            <text:p>0.000</text:p>
          </table:table-cell>
          <table:table-cell table:formula="of:=VALUE(MID([.$F7];16;5))" office:value-type="float" office:value="1.74">
            <text:p>1.740</text:p>
          </table:table-cell>
          <table:table-cell table:formula="of:=SQRT([.G7]*[.G7]+[.H7]*[.H7]+[.I7]*[.I7])" office:value-type="float" office:value="1.74928556845359">
            <text:p>1.749</text:p>
          </table:table-cell>
          <table:table-cell table:number-columns-repeated="2"/>
          <table:table-cell office:value-type="float" office:value="1.72">
            <text:p>1.720</text:p>
          </table:table-cell>
          <table:table-cell/>
          <table:table-cell table:formula="of:=IF([.K7]; [.K7]-[.G7]; &quot;&quot;)">
            <text:p/>
          </table:table-cell>
          <table:table-cell table:formula="of:=IF([.L7]; [.L7]-[.H7]; &quot;&quot;)">
            <text:p/>
          </table:table-cell>
          <table:table-cell table:formula="of:=IF([.M7]; [.M7]-[.I7]; &quot;&quot;)" office:value-type="float" office:value="-0.02">
            <text:p>-0.020</text:p>
          </table:table-cell>
          <table:table-cell table:formula="of:=IF([.N7]; [.N7]-[.J7]; &quot;&quot;)">
            <text:p/>
          </table:table-cell>
          <table:table-cell table:formula="of:=SUM([.O7:.Q7])" office:value-type="float" office:value="-0.02">
            <text:p>-0.020</text:p>
          </table:table-cell>
          <table:table-cell/>
        </table:table-row>
        <table:table-row table:style-name="ro2">
          <table:table-cell office:value-type="string">
            <text:p>no</text:p>
          </table:table-cell>
          <table:table-cell/>
          <table:table-cell table:style-name="Default" office:value-type="string">
            <text:p>base_link</text:p>
          </table:table-cell>
          <table:table-cell office:value-type="string">
            <text:p>neck_tilt</text:p>
          </table:table-cell>
          <table:table-cell table:formula="of:=SUBSTITUTE(SUBSTITUTE([.$E$2];&quot;FRAME_A&quot;;[.C8]); &quot;FRAME_B&quot;; [.D8])" office:value-type="string" office:string-value="rosrun tf tf_echo /base_link /neck_tilt | grep Translation">
            <text:p>rosrun tf tf_echo /base_link /neck_tilt | grep Translation</text:p>
          </table:table-cell>
          <table:table-cell office:value-type="string">
            <text:p>[0.180, 0.000, 1.740]</text:p>
          </table:table-cell>
          <table:table-cell table:formula="of:=VALUE(MID([.$F8];2;5))" office:value-type="float" office:value="0.18">
            <text:p>0.180</text:p>
          </table:table-cell>
          <table:table-cell table:style-name="ce21" table:formula="of:=VALUE(MID([.$F8];9;5))" office:value-type="float" office:value="0">
            <text:p>0.000</text:p>
          </table:table-cell>
          <table:table-cell table:formula="of:=VALUE(MID([.$F8];16;5))" office:value-type="float" office:value="1.74">
            <text:p>1.740</text:p>
          </table:table-cell>
          <table:table-cell table:formula="of:=SQRT([.G8]*[.G8]+[.H8]*[.H8]+[.I8]*[.I8])" office:value-type="float" office:value="1.74928556845359">
            <text:p>1.749</text:p>
          </table:table-cell>
          <table:table-cell table:number-columns-repeated="2"/>
          <table:table-cell office:value-type="float" office:value="1.72">
            <text:p>1.720</text:p>
          </table:table-cell>
          <table:table-cell/>
          <table:table-cell table:formula="of:=IF([.K8]; [.K8]-[.G8]; &quot;&quot;)">
            <text:p/>
          </table:table-cell>
          <table:table-cell table:formula="of:=IF([.L8]; [.L8]-[.H8]; &quot;&quot;)">
            <text:p/>
          </table:table-cell>
          <table:table-cell table:formula="of:=IF([.M8]; [.M8]-[.I8]; &quot;&quot;)" office:value-type="float" office:value="-0.02">
            <text:p>-0.020</text:p>
          </table:table-cell>
          <table:table-cell table:formula="of:=IF([.N8]; [.N8]-[.J8]; &quot;&quot;)">
            <text:p/>
          </table:table-cell>
          <table:table-cell table:formula="of:=SUM([.O8:.Q8])" office:value-type="float" office:value="-0.02">
            <text:p>-0.020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base_link</text:p>
          </table:table-cell>
          <table:table-cell office:value-type="string">
            <text:p>camera_rgb_frame</text:p>
          </table:table-cell>
          <table:table-cell table:formula="of:=SUBSTITUTE(SUBSTITUTE([.$E$2];&quot;FRAME_A&quot;;[.C9]); &quot;FRAME_B&quot;; [.D9])" office:value-type="string" office:string-value="rosrun tf tf_echo /base_link /camera_rgb_frame | grep Translation">
            <text:p>rosrun tf tf_echo /base_link /camera_rgb_frame | grep Translation</text:p>
          </table:table-cell>
          <table:table-cell office:value-type="string">
            <text:p>[0.178, 0.005, 1.790]</text:p>
          </table:table-cell>
          <table:table-cell table:formula="of:=VALUE(MID([.$F9];2;5))" office:value-type="float" office:value="0.178">
            <text:p>0.178</text:p>
          </table:table-cell>
          <table:table-cell table:style-name="ce21" table:formula="of:=VALUE(MID([.$F9];9;5))" office:value-type="float" office:value="0.005">
            <text:p>0.005</text:p>
          </table:table-cell>
          <table:table-cell table:formula="of:=VALUE(MID([.$F9];16;5))" office:value-type="float" office:value="1.79">
            <text:p>1.790</text:p>
          </table:table-cell>
          <table:table-cell table:formula="of:=SQRT([.G9]*[.G9]+[.H9]*[.H9]+[.I9]*[.I9])" office:value-type="float" office:value="1.79883545662187">
            <text:p>1.799</text:p>
          </table:table-cell>
          <table:table-cell table:number-columns-repeated="2"/>
          <table:table-cell office:value-type="float" office:value="1.77">
            <text:p>1.770</text:p>
          </table:table-cell>
          <table:table-cell/>
          <table:table-cell table:formula="of:=IF([.K9]; [.K9]-[.G9]; &quot;&quot;)">
            <text:p/>
          </table:table-cell>
          <table:table-cell table:formula="of:=IF([.L9]; [.L9]-[.H9]; &quot;&quot;)">
            <text:p/>
          </table:table-cell>
          <table:table-cell table:formula="of:=IF([.M9]; [.M9]-[.I9]; &quot;&quot;)" office:value-type="float" office:value="-0.02">
            <text:p>-0.020</text:p>
          </table:table-cell>
          <table:table-cell table:formula="of:=IF([.N9]; [.N9]-[.J9]; &quot;&quot;)">
            <text:p/>
          </table:table-cell>
          <table:table-cell table:formula="of:=SUM([.O9:.Q9])" office:value-type="float" office:value="-0.02">
            <text:p>-0.020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right_arm_grippermarker_observed</text:p>
          </table:table-cell>
          <table:table-cell table:formula="of:=SUBSTITUTE(SUBSTITUTE([.$E$2];&quot;FRAME_A&quot;;[.C10]); &quot;FRAME_B&quot;; [.D10])" office:value-type="string" office:string-value="rosrun tf tf_echo /base_link /right_arm_grippermarker_observed | grep Translation">
            <text:p>rosrun tf tf_echo /base_link /right_arm_grippermarker_observed | grep Translation</text:p>
          </table:table-cell>
          <table:table-cell office:value-type="string">
            <text:p>[0.745, -0.192, 1.325]</text:p>
          </table:table-cell>
          <table:table-cell table:formula="of:=VALUE(MID([.$F10];2;5))" office:value-type="float" office:value="0.745">
            <text:p>0.745</text:p>
          </table:table-cell>
          <table:table-cell table:style-name="ce21" table:formula="of:=VALUE(MID([.$F10];9;5))" office:value-type="float" office:value="-0.19">
            <text:p>-0.190</text:p>
          </table:table-cell>
          <table:table-cell table:formula="of:=VALUE(MID([.$F10];16;5))" office:value-type="float" office:value="1.32">
            <text:p>1.320</text:p>
          </table:table-cell>
          <table:table-cell table:formula="of:=SQRT([.G10]*[.G10]+[.H10]*[.H10]+[.I10]*[.I10])" office:value-type="float" office:value="1.52758796800708">
            <text:p>1.528</text:p>
          </table:table-cell>
          <table:table-cell table:number-columns-repeated="2"/>
          <table:table-cell office:value-type="float" office:value="1.285">
            <text:p>1.285</text:p>
          </table:table-cell>
          <table:table-cell/>
          <table:table-cell table:formula="of:=IF([.K10]; [.K10]-[.G10]; &quot;&quot;)">
            <text:p/>
          </table:table-cell>
          <table:table-cell table:formula="of:=IF([.L10]; [.L10]-[.H10]; &quot;&quot;)">
            <text:p/>
          </table:table-cell>
          <table:table-cell table:formula="of:=IF([.M10]; [.M10]-[.I10]; &quot;&quot;)" office:value-type="float" office:value="-0.0349999999999999">
            <text:p>-0.035</text:p>
          </table:table-cell>
          <table:table-cell table:formula="of:=IF([.N10]; [.N10]-[.J10]; &quot;&quot;)">
            <text:p/>
          </table:table-cell>
          <table:table-cell table:formula="of:=SUM([.O10:.Q10])" office:value-type="float" office:value="-0.0349999999999999">
            <text:p>-0.035</text:p>
          </table:table-cell>
          <table:table-cell office:value-type="string">
            <text:p>Symptoom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right_arm_grippermarker_expected</text:p>
          </table:table-cell>
          <table:table-cell table:formula="of:=SUBSTITUTE(SUBSTITUTE([.$E$2];&quot;FRAME_A&quot;;[.C11]); &quot;FRAME_B&quot;; [.D11])" office:value-type="string" office:string-value="rosrun tf tf_echo /base_link /right_arm_grippermarker_expected | grep Translation">
            <text:p>rosrun tf tf_echo /base_link /right_arm_grippermarker_expected | grep Translation</text:p>
          </table:table-cell>
          <table:table-cell office:value-type="string">
            <text:p>[0.733, -0.163, 1.300]</text:p>
          </table:table-cell>
          <table:table-cell table:formula="of:=VALUE(MID([.$F11];2;5))" office:value-type="float" office:value="0.733">
            <text:p>0.733</text:p>
          </table:table-cell>
          <table:table-cell table:style-name="ce21" table:formula="of:=VALUE(MID([.$F11];9;5))" office:value-type="float" office:value="-0.16">
            <text:p>-0.160</text:p>
          </table:table-cell>
          <table:table-cell table:formula="of:=VALUE(MID([.$F11];16;5))" office:value-type="float" office:value="1.3">
            <text:p>1.300</text:p>
          </table:table-cell>
          <table:table-cell table:formula="of:=SQRT([.G11]*[.G11]+[.H11]*[.H11]+[.I11]*[.I11])" office:value-type="float" office:value="1.5009626910753">
            <text:p>1.501</text:p>
          </table:table-cell>
          <table:table-cell table:number-columns-repeated="2"/>
          <table:table-cell office:value-type="string">
            <text:p>?</text:p>
          </table:table-cell>
          <table:table-cell/>
          <table:table-cell table:formula="of:=IF([.K11]; [.K11]-[.G11]; &quot;&quot;)">
            <text:p/>
          </table:table-cell>
          <table:table-cell table:formula="of:=IF([.L11]; [.L11]-[.H11]; &quot;&quot;)">
            <text:p/>
          </table:table-cell>
          <table:table-cell table:formula="of:=IF([.M11]; [.M11]-[.I11]; &quot;&quot;)" office:value-type="float" office:value="0">
            <text:p>#VALUE!</text:p>
          </table:table-cell>
          <table:table-cell table:formula="of:=IF([.N11]; [.N11]-[.J11]; &quot;&quot;)">
            <text:p/>
          </table:table-cell>
          <table:table-cell table:formula="of:=SUM([.O11:.Q11])" office:value-type="float" office:value="0">
            <text:p>#VALUE!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arms</text:p>
          </table:table-cell>
          <table:table-cell table:formula="of:=SUBSTITUTE(SUBSTITUTE([.$E$2];&quot;FRAME_A&quot;;[.C12]); &quot;FRAME_B&quot;; [.D12])" office:value-type="string" office:string-value="rosrun tf tf_echo /base_link /arms | grep Translation">
            <text:p>rosrun tf tf_echo /base_link /arms | grep Translation</text:p>
          </table:table-cell>
          <table:table-cell office:value-type="string">
            <text:p>[0.121, 0.000, 0.990]</text:p>
          </table:table-cell>
          <table:table-cell table:formula="of:=VALUE(MID([.$F12];2;5))" office:value-type="float" office:value="0.121">
            <text:p>0.121</text:p>
          </table:table-cell>
          <table:table-cell table:style-name="ce21" table:formula="of:=VALUE(MID([.$F12];9;5))" office:value-type="float" office:value="0">
            <text:p>0.000</text:p>
          </table:table-cell>
          <table:table-cell table:formula="of:=VALUE(MID([.$F12];16;5))" office:value-type="float" office:value="0.99">
            <text:p>0.990</text:p>
          </table:table-cell>
          <table:table-cell table:formula="of:=SQRT([.G12]*[.G12]+[.H12]*[.H12]+[.I12]*[.I12])" office:value-type="float" office:value="0.997367033744348">
            <text:p>0.997</text:p>
          </table:table-cell>
          <table:table-cell table:number-columns-repeated="2"/>
          <table:table-cell office:value-type="float" office:value="0.99">
            <text:p>0.990</text:p>
          </table:table-cell>
          <table:table-cell/>
          <table:table-cell table:formula="of:=IF([.K12]; [.K12]-[.G12]; &quot;&quot;)">
            <text:p/>
          </table:table-cell>
          <table:table-cell table:formula="of:=IF([.L12]; [.L12]-[.H12]; &quot;&quot;)">
            <text:p/>
          </table:table-cell>
          <table:table-cell table:formula="of:=IF([.M12]; [.M12]-[.I12]; &quot;&quot;)" office:value-type="float" office:value="0">
            <text:p>0.000</text:p>
          </table:table-cell>
          <table:table-cell table:formula="of:=IF([.N12]; [.N12]-[.J12]; &quot;&quot;)">
            <text:p/>
          </table:table-cell>
          <table:table-cell table:formula="of:=SUM([.O12:.Q12])" office:value-type="float" office:value="0">
            <text:p>0.00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base_link</text:p>
          </table:table-cell>
          <table:table-cell office:value-type="string">
            <text:p>ar_marker_1</text:p>
          </table:table-cell>
          <table:table-cell table:formula="of:=SUBSTITUTE(SUBSTITUTE([.$E$2];&quot;FRAME_A&quot;;[.C13]); &quot;FRAME_B&quot;; [.D13])" office:value-type="string" office:string-value="rosrun tf tf_echo /base_link /ar_marker_1 | grep Translation">
            <text:p>rosrun tf tf_echo /base_link /ar_marker_1 | grep Translation</text:p>
          </table:table-cell>
          <table:table-cell office:value-type="string">
            <text:p>[0.765, -0.217, 1.093]</text:p>
          </table:table-cell>
          <table:table-cell table:formula="of:=VALUE(MID([.$F13];2;5))" office:value-type="float" office:value="0.765">
            <text:p>0.765</text:p>
          </table:table-cell>
          <table:table-cell table:style-name="ce21" table:formula="of:=VALUE(MID([.$F13];9;5))" office:value-type="float" office:value="-0.21">
            <text:p>-0.210</text:p>
          </table:table-cell>
          <table:table-cell table:formula="of:=VALUE(MID([.$F13];16;5))" office:value-type="float" office:value="1.09">
            <text:p>1.090</text:p>
          </table:table-cell>
          <table:table-cell table:formula="of:=SQRT([.G13]*[.G13]+[.H13]*[.H13]+[.I13]*[.I13])" office:value-type="float" office:value="1.348119060024">
            <text:p>1.348</text:p>
          </table:table-cell>
          <table:table-cell table:number-columns-repeated="2"/>
          <table:table-cell office:value-type="float" office:value="1.07">
            <text:p>1.070</text:p>
          </table:table-cell>
          <table:table-cell/>
          <table:table-cell table:formula="of:=IF([.K13]; [.K13]-[.G13]; &quot;&quot;)">
            <text:p/>
          </table:table-cell>
          <table:table-cell table:formula="of:=IF([.L13]; [.L13]-[.H13]; &quot;&quot;)">
            <text:p/>
          </table:table-cell>
          <table:table-cell table:formula="of:=IF([.M13]; [.M13]-[.I13]; &quot;&quot;)" office:value-type="float" office:value="-0.02">
            <text:p>-0.020</text:p>
          </table:table-cell>
          <table:table-cell table:formula="of:=IF([.N13]; [.N13]-[.J13]; &quot;&quot;)">
            <text:p/>
          </table:table-cell>
          <table:table-cell table:formula="of:=SUM([.O13:.Q13])" office:value-type="float" office:value="-0.02">
            <text:p>-0.020</text:p>
          </table:table-cell>
          <table:table-cell office:value-type="string">
            <text:p>Symptoom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base_link</text:p>
          </table:table-cell>
          <table:table-cell office:value-type="string">
            <text:p>right_arm</text:p>
          </table:table-cell>
          <table:table-cell table:formula="of:=SUBSTITUTE(SUBSTITUTE([.$E$2];&quot;FRAME_A&quot;;[.C14]); &quot;FRAME_B&quot;; [.D14])" office:value-type="string" office:string-value="rosrun tf tf_echo /base_link /right_arm | grep Translation">
            <text:p>rosrun tf tf_echo /base_link /right_arm | grep Translation</text:p>
          </table:table-cell>
          <table:table-cell office:value-type="string">
            <text:p>[0.121, 0.195, 0.990]</text:p>
          </table:table-cell>
          <table:table-cell table:formula="of:=VALUE(MID([.$F14];2;5))" office:value-type="float" office:value="0.121">
            <text:p>0.121</text:p>
          </table:table-cell>
          <table:table-cell table:style-name="ce21" table:formula="of:=VALUE(MID([.$F14];9;5))" office:value-type="float" office:value="0.195">
            <text:p>0.195</text:p>
          </table:table-cell>
          <table:table-cell table:formula="of:=VALUE(MID([.$F14];16;5))" office:value-type="float" office:value="0.99">
            <text:p>0.990</text:p>
          </table:table-cell>
          <table:table-cell table:formula="of:=SQRT([.G14]*[.G14]+[.H14]*[.H14]+[.I14]*[.I14])" office:value-type="float" office:value="1.01625095325909">
            <text:p>1.016</text:p>
          </table:table-cell>
          <table:table-cell table:number-columns-repeated="2"/>
          <table:table-cell office:value-type="float" office:value="0.995">
            <text:p>0.995</text:p>
          </table:table-cell>
          <table:table-cell/>
          <table:table-cell table:formula="of:=IF([.K14]; [.K14]-[.G14]; &quot;&quot;)">
            <text:p/>
          </table:table-cell>
          <table:table-cell table:formula="of:=IF([.L14]; [.L14]-[.H14]; &quot;&quot;)">
            <text:p/>
          </table:table-cell>
          <table:table-cell table:formula="of:=IF([.M14]; [.M14]-[.I14]; &quot;&quot;)" office:value-type="float" office:value="0.005">
            <text:p>0.005</text:p>
          </table:table-cell>
          <table:table-cell table:formula="of:=IF([.N14]; [.N14]-[.J14]; &quot;&quot;)">
            <text:p/>
          </table:table-cell>
          <table:table-cell table:formula="of:=SUM([.O14:.Q14])" office:value-type="float" office:value="0.005">
            <text:p>0.005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console </text:p>
          </table:table-cell>
          <table:table-cell office:value-type="string">
            <text:p>base_link</text:p>
          </table:table-cell>
          <table:table-cell office:value-type="string">
            <text:p>lift_link</text:p>
          </table:table-cell>
          <table:table-cell table:formula="of:=SUBSTITUTE(SUBSTITUTE([.$E$2];&quot;FRAME_A&quot;;[.C15]); &quot;FRAME_B&quot;; [.D15])" office:value-type="string" office:string-value="rosrun tf tf_echo /base_link /lift_link | grep Translation">
            <text:p>rosrun tf tf_echo /base_link /lift_link | grep Translation</text:p>
          </table:table-cell>
          <table:table-cell office:value-type="string">
            <text:p>[0.020, 0.000, 0.550]</text:p>
          </table:table-cell>
          <table:table-cell table:formula="of:=VALUE(MID([.$F15];2;5))" office:value-type="float" office:value="0.02">
            <text:p>0.020</text:p>
          </table:table-cell>
          <table:table-cell table:style-name="ce21" table:formula="of:=VALUE(MID([.$F15];9;5))" office:value-type="float" office:value="0">
            <text:p>0.000</text:p>
          </table:table-cell>
          <table:table-cell table:formula="of:=VALUE(MID([.$F15];16;5))" office:value-type="float" office:value="0.55">
            <text:p>0.550</text:p>
          </table:table-cell>
          <table:table-cell table:formula="of:=SQRT([.G15]*[.G15]+[.H15]*[.H15]+[.I15]*[.I15])" office:value-type="float" office:value="0.550363516232681">
            <text:p>0.550</text:p>
          </table:table-cell>
          <table:table-cell table:number-columns-repeated="2"/>
          <table:table-cell office:value-type="float" office:value="0.555">
            <text:p>0.555</text:p>
          </table:table-cell>
          <table:table-cell/>
          <table:table-cell table:formula="of:=IF([.K15]; [.K15]-[.G15]; &quot;&quot;)">
            <text:p/>
          </table:table-cell>
          <table:table-cell table:formula="of:=IF([.L15]; [.L15]-[.H15]; &quot;&quot;)">
            <text:p/>
          </table:table-cell>
          <table:table-cell table:formula="of:=IF([.M15]; [.M15]-[.I15]; &quot;&quot;)" office:value-type="float" office:value="0.005">
            <text:p>0.005</text:p>
          </table:table-cell>
          <table:table-cell table:formula="of:=IF([.N15]; [.N15]-[.J15]; &quot;&quot;)">
            <text:p/>
          </table:table-cell>
          <table:table-cell table:formula="of:=SUM([.O15:.Q15])" office:value-type="float" office:value="0.005">
            <text:p>0.005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arms</text:p>
          </table:table-cell>
          <table:table-cell office:value-type="string">
            <text:p>right_arm</text:p>
          </table:table-cell>
          <table:table-cell table:formula="of:=SUBSTITUTE(SUBSTITUTE([.$E$2];&quot;FRAME_A&quot;;[.C16]); &quot;FRAME_B&quot;; [.D16])" office:value-type="string" office:string-value="rosrun tf tf_echo /arms /right_arm | grep Translation">
            <text:p>rosrun tf tf_echo /arms /right_arm | grep Translation</text:p>
          </table:table-cell>
          <table:table-cell office:value-type="string">
            <text:p>[-0.195, 0.040, -0.000]</text:p>
          </table:table-cell>
          <table:table-cell table:formula="of:=VALUE(MID([.$F16];2;5))" office:value-type="float" office:value="-0.19">
            <text:p>-0.190</text:p>
          </table:table-cell>
          <table:table-cell table:style-name="ce21" table:formula="of:=VALUE(MID([.$F16];9;5))" office:value-type="float" office:value="0.04">
            <text:p>0.040</text:p>
          </table:table-cell>
          <table:table-cell table:formula="of:=VALUE(MID([.$F16];16;5))" office:value-type="float" office:value="-0">
            <text:p>0.000</text:p>
          </table:table-cell>
          <table:table-cell table:formula="of:=SQRT([.G16]*[.G16]+[.H16]*[.H16]+[.I16]*[.I16])" office:value-type="float" office:value="0.194164878389476">
            <text:p>0.194</text:p>
          </table:table-cell>
          <table:table-cell/>
          <table:table-cell office:value-type="float" office:value="0.00000001">
            <text:p>0.000</text:p>
          </table:table-cell>
          <table:table-cell office:value-type="float" office:value="0.000001">
            <text:p>0.000</text:p>
          </table:table-cell>
          <table:table-cell/>
          <table:table-cell table:formula="of:=IF([.K16]; [.K16]-[.G16]; &quot;&quot;)">
            <text:p/>
          </table:table-cell>
          <table:table-cell table:formula="of:=IF([.L16]; [.L16]-[.H16]; &quot;&quot;)" office:value-type="float" office:value="-0.03999999">
            <text:p>-0.040</text:p>
          </table:table-cell>
          <table:table-cell table:formula="of:=IF([.M16]; [.M16]-[.I16]; &quot;&quot;)" office:value-type="float" office:value="0.000001">
            <text:p>0.000</text:p>
          </table:table-cell>
          <table:table-cell table:formula="of:=IF([.N16]; [.N16]-[.J16]; &quot;&quot;)">
            <text:p/>
          </table:table-cell>
          <table:table-cell table:formula="of:=SUM([.O16:.Q16])" office:value-type="float" office:value="-0.03999899">
            <text:p>-0.04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yes</text:p>
          </table:table-cell>
          <table:table-cell office:value-type="string">
            <text:p>a_track_alvar</text:p>
          </table:table-cell>
          <table:table-cell table:style-name="Default" office:value-type="string">
            <text:p>camera_rgb_frame</text:p>
          </table:table-cell>
          <table:table-cell office:value-type="string">
            <text:p>ar_marker_1</text:p>
          </table:table-cell>
          <table:table-cell table:formula="of:=SUBSTITUTE(SUBSTITUTE([.$E$2];&quot;FRAME_A&quot;;[.C17]); &quot;FRAME_B&quot;; [.D17])" office:value-type="string" office:string-value="rosrun tf tf_echo /camera_rgb_frame /ar_marker_1 | grep Translation">
            <text:p>rosrun tf tf_echo /camera_rgb_frame /ar_marker_1 | grep Translation</text:p>
          </table:table-cell>
          <table:table-cell office:value-type="string">
            <text:p>[0.870, -0.171, -0.197]</text:p>
          </table:table-cell>
          <table:table-cell table:formula="of:=VALUE(MID([.$F17];2;5))" office:value-type="float" office:value="0.87">
            <text:p>0.870</text:p>
          </table:table-cell>
          <table:table-cell table:style-name="ce21" table:formula="of:=VALUE(MID([.$F17];9;5))" office:value-type="float" office:value="-0.17">
            <text:p>-0.170</text:p>
          </table:table-cell>
          <table:table-cell table:formula="of:=VALUE(MID([.$F17];16;5))" office:value-type="float" office:value="-0.1">
            <text:p>-0.100</text:p>
          </table:table-cell>
          <table:table-cell table:formula="of:=SQRT([.G17]*[.G17]+[.H17]*[.H17]+[.I17]*[.I17])" office:value-type="float" office:value="0.892076229926568">
            <text:p>0.892</text:p>
          </table:table-cell>
          <table:table-cell table:number-columns-repeated="3"/>
          <table:table-cell office:value-type="float" office:value="0.895">
            <text:p>0.895</text:p>
          </table:table-cell>
          <table:table-cell table:formula="of:=IF([.K17]; [.K17]-[.G17]; &quot;&quot;)">
            <text:p/>
          </table:table-cell>
          <table:table-cell table:formula="of:=IF([.L17]; [.L17]-[.H17]; &quot;&quot;)">
            <text:p/>
          </table:table-cell>
          <table:table-cell table:formula="of:=IF([.M17]; [.M17]-[.I17]; &quot;&quot;)">
            <text:p/>
          </table:table-cell>
          <table:table-cell table:formula="of:=IF([.N17]; [.N17]-[.J17]; &quot;&quot;)" office:value-type="float" office:value="0.00292377007343148">
            <text:p>0.003</text:p>
          </table:table-cell>
          <table:table-cell table:formula="of:=SUM([.O17:.Q17])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right_arm</text:p>
          </table:table-cell>
          <table:table-cell office:value-type="string">
            <text:p>neck_mount</text:p>
          </table:table-cell>
          <table:table-cell table:formula="of:=SUBSTITUTE(SUBSTITUTE([.$E$2];&quot;FRAME_A&quot;;[.C18]); &quot;FRAME_B&quot;; [.D18])" office:value-type="string" office:string-value="rosrun tf tf_echo /right_arm /neck_mount | grep Translation">
            <text:p>rosrun tf tf_echo /right_arm /neck_mount | grep Translation</text:p>
          </table:table-cell>
          <table:table-cell office:value-type="string">
            <text:p>[0.195, 0.670, 0.059]</text:p>
          </table:table-cell>
          <table:table-cell table:formula="of:=VALUE(MID([.$F18];2;5))" office:value-type="float" office:value="0.195">
            <text:p>0.195</text:p>
          </table:table-cell>
          <table:table-cell table:style-name="ce21" table:formula="of:=VALUE(MID([.$F18];9;5))" office:value-type="float" office:value="0.67">
            <text:p>0.670</text:p>
          </table:table-cell>
          <table:table-cell table:formula="of:=VALUE(MID([.$F18];16;5))" office:value-type="float" office:value="0.059">
            <text:p>0.059</text:p>
          </table:table-cell>
          <table:table-cell table:formula="of:=SQRT([.G18]*[.G18]+[.H18]*[.H18]+[.I18]*[.I18])" office:value-type="float" office:value="0.700289939953445">
            <text:p>0.700</text:p>
          </table:table-cell>
          <table:table-cell/>
          <table:table-cell office:value-type="float" office:value="0.665">
            <text:p>0.665</text:p>
          </table:table-cell>
          <table:table-cell table:number-columns-repeated="2"/>
          <table:table-cell table:formula="of:=IF([.K18]; [.K18]-[.G18]; &quot;&quot;)">
            <text:p/>
          </table:table-cell>
          <table:table-cell table:formula="of:=IF([.L18]; [.L18]-[.H18]; &quot;&quot;)" office:value-type="float" office:value="-0.005">
            <text:p>-0.005</text:p>
          </table:table-cell>
          <table:table-cell table:formula="of:=IF([.M18]; [.M18]-[.I18]; &quot;&quot;)">
            <text:p/>
          </table:table-cell>
          <table:table-cell table:formula="of:=IF([.N18]; [.N18]-[.J18]; &quot;&quot;)">
            <text:p/>
          </table:table-cell>
          <table:table-cell table:formula="of:=SUM([.O18:.Q18])" office:value-type="float" office:value="-0.005">
            <text:p>-0.005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table:style-name="Default" office:value-type="string">
            <text:p>right_arm_grippermarker_expected</text:p>
          </table:table-cell>
          <table:table-cell office:value-type="string">
            <text:p>right_arm_grippermarker_observed</text:p>
          </table:table-cell>
          <table:table-cell table:formula="of:=SUBSTITUTE(SUBSTITUTE([.$E$2];&quot;FRAME_A&quot;;[.C19]); &quot;FRAME_B&quot;; [.D19])" office:value-type="string" office:string-value="rosrun tf tf_echo /right_arm_grippermarker_expected /right_arm_grippermarker_observed | grep Translation">
            <text:p>rosrun tf tf_echo /right_arm_grippermarker_expected /right_arm_grippermarker_observed | grep Translation</text:p>
          </table:table-cell>
          <table:table-cell office:value-type="string">
            <text:p>[-0.020, 0.034, 0.007]</text:p>
          </table:table-cell>
          <table:table-cell table:formula="of:=VALUE(MID([.$F19];2;5))" office:value-type="float" office:value="-0.02">
            <text:p>-0.020</text:p>
          </table:table-cell>
          <table:table-cell table:style-name="ce21" table:formula="of:=VALUE(MID([.$F19];9;5))" office:value-type="float" office:value="0.03">
            <text:p>0.030</text:p>
          </table:table-cell>
          <table:table-cell table:formula="of:=VALUE(MID([.$F19];16;5))" office:value-type="float" office:value="0">
            <text:p>0.000</text:p>
          </table:table-cell>
          <table:table-cell table:formula="of:=SQRT([.G19]*[.G19]+[.H19]*[.H19]+[.I19]*[.I19])" office:value-type="float" office:value="0.0360555127546399">
            <text:p>0.036</text:p>
          </table:table-cell>
          <table:table-cell table:number-columns-repeated="4"/>
          <table:table-cell table:formula="of:=IF([.K19]; [.K19]-[.G19]; &quot;&quot;)">
            <text:p/>
          </table:table-cell>
          <table:table-cell table:formula="of:=IF([.L19]; [.L19]-[.H19]; &quot;&quot;)">
            <text:p/>
          </table:table-cell>
          <table:table-cell table:formula="of:=IF([.M19]; [.M19]-[.I19]; &quot;&quot;)">
            <text:p/>
          </table:table-cell>
          <table:table-cell table:formula="of:=IF([.N19]; [.N19]-[.J19]; &quot;&quot;)">
            <text:p/>
          </table:table-cell>
          <table:table-cell table:formula="of:=SUM([.O19:.Q19])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arm_tf</text:p>
          </table:table-cell>
          <table:table-cell table:style-name="Default" office:value-type="string">
            <text:p>lift_link</text:p>
          </table:table-cell>
          <table:table-cell office:value-type="string">
            <text:p>arms</text:p>
          </table:table-cell>
          <table:table-cell table:formula="of:=SUBSTITUTE(SUBSTITUTE([.$E$2];&quot;FRAME_A&quot;;[.C20]); &quot;FRAME_B&quot;; [.D20])" office:value-type="string" office:string-value="rosrun tf tf_echo /lift_link /arms | grep Translation">
            <text:p>rosrun tf tf_echo /lift_link /arms | grep Translation</text:p>
          </table:table-cell>
          <table:table-cell office:value-type="string">
            <text:p>[0.101, 0.000, 0.440]</text:p>
          </table:table-cell>
          <table:table-cell table:formula="of:=VALUE(MID([.$F20];2;5))" office:value-type="float" office:value="0.101">
            <text:p>0.101</text:p>
          </table:table-cell>
          <table:table-cell table:style-name="ce21" table:formula="of:=VALUE(MID([.$F20];9;5))" office:value-type="float" office:value="0">
            <text:p>0.000</text:p>
          </table:table-cell>
          <table:table-cell table:formula="of:=VALUE(MID([.$F20];16;5))" office:value-type="float" office:value="0.44">
            <text:p>0.440</text:p>
          </table:table-cell>
          <table:table-cell table:formula="of:=SQRT([.G20]*[.G20]+[.H20]*[.H20]+[.I20]*[.I20])" office:value-type="float" office:value="0.451443241172132">
            <text:p>0.451</text:p>
          </table:table-cell>
          <table:table-cell table:number-columns-repeated="2"/>
          <table:table-cell office:value-type="float" office:value="0.43">
            <text:p>0.430</text:p>
          </table:table-cell>
          <table:table-cell/>
          <table:table-cell table:formula="of:=IF([.K20]; [.K20]-[.G20]; &quot;&quot;)">
            <text:p/>
          </table:table-cell>
          <table:table-cell table:formula="of:=IF([.L20]; [.L20]-[.H20]; &quot;&quot;)">
            <text:p/>
          </table:table-cell>
          <table:table-cell table:formula="of:=IF([.M20]; [.M20]-[.I20]; &quot;&quot;)" office:value-type="float" office:value="-0.01">
            <text:p>-0.010</text:p>
          </table:table-cell>
          <table:table-cell table:formula="of:=IF([.N20]; [.N20]-[.J20]; &quot;&quot;)">
            <text:p/>
          </table:table-cell>
          <table:table-cell table:formula="of:=SUM([.O20:.Q20])" office:value-type="float" office:value="-0.01">
            <text:p>-0.010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arm_tf</text:p>
          </table:table-cell>
          <table:table-cell table:style-name="Default" office:value-type="string">
            <text:p>lift_link</text:p>
          </table:table-cell>
          <table:table-cell office:value-type="string">
            <text:p>right_arm</text:p>
          </table:table-cell>
          <table:table-cell table:formula="of:=SUBSTITUTE(SUBSTITUTE([.$E$2];&quot;FRAME_A&quot;;[.C21]); &quot;FRAME_B&quot;; [.D21])" office:value-type="string" office:string-value="rosrun tf tf_echo /lift_link /right_arm | grep Translation">
            <text:p>rosrun tf tf_echo /lift_link /right_arm | grep Translation</text:p>
          </table:table-cell>
          <table:table-cell office:value-type="string">
            <text:p>[0.101, -0.195, 0.440]</text:p>
          </table:table-cell>
          <table:table-cell table:formula="of:=VALUE(MID([.$F21];2;5))" office:value-type="float" office:value="0.101">
            <text:p>0.101</text:p>
          </table:table-cell>
          <table:table-cell table:style-name="ce21" table:formula="of:=VALUE(MID([.$F21];9;5))" office:value-type="float" office:value="-0.19">
            <text:p>-0.190</text:p>
          </table:table-cell>
          <table:table-cell table:formula="of:=VALUE(MID([.$F21];16;5))" office:value-type="float" office:value="0.44">
            <text:p>0.440</text:p>
          </table:table-cell>
          <table:table-cell table:formula="of:=SQRT([.G21]*[.G21]+[.H21]*[.H21]+[.I21]*[.I21])" office:value-type="float" office:value="0.489796896682696">
            <text:p>0.490</text:p>
          </table:table-cell>
          <table:table-cell table:number-columns-repeated="2"/>
          <table:table-cell office:value-type="float" office:value="0.43">
            <text:p>0.430</text:p>
          </table:table-cell>
          <table:table-cell/>
          <table:table-cell table:formula="of:=IF([.K21]; [.K21]-[.G21]; &quot;&quot;)">
            <text:p/>
          </table:table-cell>
          <table:table-cell table:formula="of:=IF([.L21]; [.L21]-[.H21]; &quot;&quot;)">
            <text:p/>
          </table:table-cell>
          <table:table-cell table:formula="of:=IF([.M21]; [.M21]-[.I21]; &quot;&quot;)" office:value-type="float" office:value="-0.01">
            <text:p>-0.010</text:p>
          </table:table-cell>
          <table:table-cell table:formula="of:=IF([.N21]; [.N21]-[.J21]; &quot;&quot;)">
            <text:p/>
          </table:table-cell>
          <table:table-cell table:formula="of:=SUM([.O21:.Q21])" office:value-type="float" office:value="-0.01">
            <text:p>-0.010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string">
            <text:p>lift_link</text:p>
          </table:table-cell>
          <table:table-cell office:value-type="string">
            <text:p>neck_mount</text:p>
          </table:table-cell>
          <table:table-cell table:formula="of:=SUBSTITUTE(SUBSTITUTE([.$E$2];&quot;FRAME_A&quot;;[.C22]); &quot;FRAME_B&quot;; [.D22])" office:value-type="string" office:string-value="rosrun tf tf_echo /lift_link /neck_mount | grep Translation">
            <text:p>rosrun tf tf_echo /lift_link /neck_mount | grep Translation</text:p>
          </table:table-cell>
          <table:table-cell office:value-type="string">
            <text:p>[0.160, 0.000, 1.110]</text:p>
          </table:table-cell>
          <table:table-cell table:formula="of:=VALUE(MID([.$F22];2;5))" office:value-type="float" office:value="0.16">
            <text:p>0.160</text:p>
          </table:table-cell>
          <table:table-cell table:style-name="ce21" table:formula="of:=VALUE(MID([.$F22];9;5))" office:value-type="float" office:value="0">
            <text:p>0.000</text:p>
          </table:table-cell>
          <table:table-cell table:formula="of:=VALUE(MID([.$F22];16;5))" office:value-type="float" office:value="1.11">
            <text:p>1.110</text:p>
          </table:table-cell>
          <table:table-cell table:formula="of:=SQRT([.G22]*[.G22]+[.H22]*[.H22]+[.I22]*[.I22])" office:value-type="float" office:value="1.12147224664724">
            <text:p>1.121</text:p>
          </table:table-cell>
          <table:table-cell table:number-columns-repeated="2"/>
          <table:table-cell office:value-type="float" office:value="1.105">
            <text:p>1.105</text:p>
          </table:table-cell>
          <table:table-cell/>
          <table:table-cell table:formula="of:=IF([.K22]; [.K22]-[.G22]; &quot;&quot;)">
            <text:p/>
          </table:table-cell>
          <table:table-cell table:formula="of:=IF([.L22]; [.L22]-[.H22]; &quot;&quot;)">
            <text:p/>
          </table:table-cell>
          <table:table-cell table:formula="of:=IF([.M22]; [.M22]-[.I22]; &quot;&quot;)" office:value-type="float" office:value="-0.00500000000000012">
            <text:p>-0.005</text:p>
          </table:table-cell>
          <table:table-cell/>
          <table:table-cell table:formula="of:=SUM([.O22:.Q22])" office:value-type="float" office:value="-0.00500000000000012">
            <text:p>-0.00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>
            <text:p>neck_mount</text:p>
          </table:table-cell>
          <table:table-cell office:value-type="string">
            <text:p>neck_pan</text:p>
          </table:table-cell>
          <table:table-cell table:formula="of:=SUBSTITUTE(SUBSTITUTE([.$E$2];&quot;FRAME_A&quot;;[.C23]); &quot;FRAME_B&quot;; [.D23])" office:value-type="string" office:string-value="rosrun tf tf_echo /neck_mount /neck_pan | grep Translation">
            <text:p>rosrun tf tf_echo /neck_mount /neck_pan | grep Translation</text:p>
          </table:table-cell>
          <table:table-cell office:value-type="string">
            <text:p>[0.000, 0.000, 0.040]</text:p>
          </table:table-cell>
          <table:table-cell table:formula="of:=VALUE(MID([.$F23];2;5))" office:value-type="float" office:value="0">
            <text:p>0.000</text:p>
          </table:table-cell>
          <table:table-cell table:style-name="ce21" table:formula="of:=VALUE(MID([.$F23];9;5))" office:value-type="float" office:value="0">
            <text:p>0.000</text:p>
          </table:table-cell>
          <table:table-cell table:formula="of:=VALUE(MID([.$F23];16;5))" office:value-type="float" office:value="0.04">
            <text:p>0.040</text:p>
          </table:table-cell>
          <table:table-cell table:formula="of:=SQRT([.G23]*[.G23]+[.H23]*[.H23]+[.I23]*[.I23])" office:value-type="float" office:value="0.04">
            <text:p>0.040</text:p>
          </table:table-cell>
          <table:table-cell table:number-columns-repeated="2"/>
          <table:table-cell office:value-type="float" office:value="0.04">
            <text:p>0.040</text:p>
          </table:table-cell>
          <table:table-cell/>
          <table:table-cell table:formula="of:=IF([.K23]; [.K23]-[.G23]; &quot;&quot;)">
            <text:p/>
          </table:table-cell>
          <table:table-cell table:formula="of:=IF([.L23]; [.L23]-[.H23]; &quot;&quot;)">
            <text:p/>
          </table:table-cell>
          <table:table-cell table:formula="of:=IF([.M23]; [.M23]-[.I23]; &quot;&quot;)" office:value-type="float" office:value="0">
            <text:p>0.000</text:p>
          </table:table-cell>
          <table:table-cell table:formula="of:=IF([.N23]; [.N23]-[.J23]; &quot;&quot;)">
            <text:p/>
          </table:table-cell>
          <table:table-cell table:formula="of:=SUM([.O23:.Q23])" office:value-type="float" office:value="0">
            <text:p>0.000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neck_pan</text:p>
          </table:table-cell>
          <table:table-cell office:value-type="string">
            <text:p>neck_tilt_mount</text:p>
          </table:table-cell>
          <table:table-cell table:formula="of:=SUBSTITUTE(SUBSTITUTE([.$E$2];&quot;FRAME_A&quot;;[.C24]); &quot;FRAME_B&quot;; [.D24])" office:value-type="string" office:string-value="rosrun tf tf_echo /neck_pan /neck_tilt_mount | grep Translation">
            <text:p>rosrun tf tf_echo /neck_pan /neck_tilt_mount | grep Translation</text:p>
          </table:table-cell>
          <table:table-cell office:value-type="string">
            <text:p>[0.000, 0.000, 0.040]</text:p>
          </table:table-cell>
          <table:table-cell table:formula="of:=VALUE(MID([.$F24];2;5))" office:value-type="float" office:value="0">
            <text:p>0.000</text:p>
          </table:table-cell>
          <table:table-cell table:style-name="ce21" table:formula="of:=VALUE(MID([.$F24];9;5))" office:value-type="float" office:value="0">
            <text:p>0.000</text:p>
          </table:table-cell>
          <table:table-cell table:formula="of:=VALUE(MID([.$F24];16;5))" office:value-type="float" office:value="0.04">
            <text:p>0.040</text:p>
          </table:table-cell>
          <table:table-cell table:formula="of:=SQRT([.G24]*[.G24]+[.H24]*[.H24]+[.I24]*[.I24])" office:value-type="float" office:value="0.04">
            <text:p>0.040</text:p>
          </table:table-cell>
          <table:table-cell table:number-columns-repeated="2"/>
          <table:table-cell office:value-type="float" office:value="0.041">
            <text:p>0.041</text:p>
          </table:table-cell>
          <table:table-cell/>
          <table:table-cell table:formula="of:=IF([.K24]; [.K24]-[.G24]; &quot;&quot;)">
            <text:p/>
          </table:table-cell>
          <table:table-cell table:formula="of:=IF([.L24]; [.L24]-[.H24]; &quot;&quot;)">
            <text:p/>
          </table:table-cell>
          <table:table-cell table:formula="of:=IF([.M24]; [.M24]-[.I24]; &quot;&quot;)" office:value-type="float" office:value="0.001">
            <text:p>0.001</text:p>
          </table:table-cell>
          <table:table-cell table:formula="of:=IF([.N24]; [.N24]-[.J24]; &quot;&quot;)">
            <text:p/>
          </table:table-cell>
          <table:table-cell table:formula="of:=SUM([.O24:.Q24])" office:value-type="float" office:value="0.001">
            <text:p>0.001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2"/>
          <table:table-cell table:style-name="Default" office:value-type="string">
            <text:p>neck_tilt_mount</text:p>
          </table:table-cell>
          <table:table-cell office:value-type="string">
            <text:p>neck_tilt</text:p>
          </table:table-cell>
          <table:table-cell table:formula="of:=SUBSTITUTE(SUBSTITUTE([.$E$2];&quot;FRAME_A&quot;;[.C25]); &quot;FRAME_B&quot;; [.D25])" office:value-type="string" office:string-value="rosrun tf tf_echo /neck_tilt_mount /neck_tilt | grep Translation">
            <text:p>rosrun tf tf_echo /neck_tilt_mount /neck_tilt | grep Translation</text:p>
          </table:table-cell>
          <table:table-cell office:value-type="string">
            <text:p>[0.000, 0.000, 0.000]</text:p>
          </table:table-cell>
          <table:table-cell table:formula="of:=VALUE(MID([.$F25];2;5))" office:value-type="float" office:value="0">
            <text:p>0.000</text:p>
          </table:table-cell>
          <table:table-cell table:style-name="ce21" table:formula="of:=VALUE(MID([.$F25];9;5))" office:value-type="float" office:value="0">
            <text:p>0.000</text:p>
          </table:table-cell>
          <table:table-cell table:formula="of:=VALUE(MID([.$F25];16;5))" office:value-type="float" office:value="0">
            <text:p>0.000</text:p>
          </table:table-cell>
          <table:table-cell table:formula="of:=SQRT([.G25]*[.G25]+[.H25]*[.H25]+[.I25]*[.I25])" office:value-type="float" office:value="0">
            <text:p>0.000</text:p>
          </table:table-cell>
          <table:table-cell table:number-columns-repeated="2"/>
          <table:table-cell office:value-type="float" office:value="0">
            <text:p>0.000</text:p>
          </table:table-cell>
          <table:table-cell/>
          <table:table-cell table:formula="of:=IF([.K25]; [.K25]-[.G25]; &quot;&quot;)">
            <text:p/>
          </table:table-cell>
          <table:table-cell table:formula="of:=IF([.L25]; [.L25]-[.H25]; &quot;&quot;)">
            <text:p/>
          </table:table-cell>
          <table:table-cell table:formula="of:=IF([.M25]; [.M25]-[.I25]; &quot;&quot;)">
            <text:p/>
          </table:table-cell>
          <table:table-cell table:formula="of:=IF([.N25]; [.N25]-[.J25]; &quot;&quot;)">
            <text:p/>
          </table:table-cell>
          <table:table-cell table:formula="of:=SUM([.O25:.Q25])" office:value-type="float" office:value="0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>
            <text:p>neck_tilt</text:p>
          </table:table-cell>
          <table:table-cell office:value-type="string">
            <text:p>camera_rgb_frame</text:p>
          </table:table-cell>
          <table:table-cell table:formula="of:=SUBSTITUTE(SUBSTITUTE([.$E$2];&quot;FRAME_A&quot;;[.C26]); &quot;FRAME_B&quot;; [.D26])" office:value-type="string" office:string-value="rosrun tf tf_echo /neck_tilt /camera_rgb_frame | grep Translation">
            <text:p>rosrun tf tf_echo /neck_tilt /camera_rgb_frame | grep Translation</text:p>
          </table:table-cell>
          <table:table-cell office:value-type="string">
            <text:p>[0.000, 0.005, 0.050]</text:p>
          </table:table-cell>
          <table:table-cell table:formula="of:=VALUE(MID([.$F26];2;5))" office:value-type="float" office:value="0">
            <text:p>0.000</text:p>
          </table:table-cell>
          <table:table-cell table:style-name="ce21" table:formula="of:=VALUE(MID([.$F26];9;5))" office:value-type="float" office:value="0.005">
            <text:p>0.005</text:p>
          </table:table-cell>
          <table:table-cell table:formula="of:=VALUE(MID([.$F26];16;5))" office:value-type="float" office:value="0.05">
            <text:p>0.050</text:p>
          </table:table-cell>
          <table:table-cell table:formula="of:=SQRT([.G26]*[.G26]+[.H26]*[.H26]+[.I26]*[.I26])" office:value-type="float" office:value="0.0502493781056045">
            <text:p>0.050</text:p>
          </table:table-cell>
          <table:table-cell table:number-columns-repeated="2"/>
          <table:table-cell office:value-type="float" office:value="0.044">
            <text:p>0.044</text:p>
          </table:table-cell>
          <table:table-cell/>
          <table:table-cell table:formula="of:=IF([.K26]; [.K26]-[.G26]; &quot;&quot;)">
            <text:p/>
          </table:table-cell>
          <table:table-cell table:formula="of:=IF([.L26]; [.L26]-[.H26]; &quot;&quot;)">
            <text:p/>
          </table:table-cell>
          <table:table-cell table:formula="of:=IF([.M26]; [.M26]-[.I26]; &quot;&quot;)" office:value-type="float" office:value="-0.00600000000000001">
            <text:p>-0.006</text:p>
          </table:table-cell>
          <table:table-cell table:formula="of:=IF([.N26]; [.N26]-[.J26]; &quot;&quot;)">
            <text:p/>
          </table:table-cell>
          <table:table-cell table:formula="of:=SUM([.O26:.Q26])" office:value-type="float" office:value="-0.00600000000000001">
            <text:p>-0.006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right_arm_grippermarker_observed</text:p>
          </table:table-cell>
          <table:table-cell table:formula="of:=SUBSTITUTE(SUBSTITUTE([.$E$2];&quot;FRAME_A&quot;;[.C27]); &quot;FRAME_B&quot;; [.D27])" office:value-type="string" office:string-value="rosrun tf tf_echo /base_link /right_arm_grippermarker_observed | grep Translation">
            <text:p>rosrun tf tf_echo /base_link /right_arm_grippermarker_observed | grep Translation</text:p>
          </table:table-cell>
          <table:table-cell office:value-type="string">
            <text:p>[0.540, -0.053, 1.254]</text:p>
          </table:table-cell>
          <table:table-cell table:formula="of:=VALUE(MID([.$F27];2;5))" office:value-type="float" office:value="0.54">
            <text:p>0.540</text:p>
          </table:table-cell>
          <table:table-cell table:style-name="ce21" table:formula="of:=VALUE(MID([.$F27];9;5))" office:value-type="float" office:value="-0.05">
            <text:p>-0.050</text:p>
          </table:table-cell>
          <table:table-cell table:formula="of:=VALUE(MID([.$F27];16;5))" office:value-type="float" office:value="1.25">
            <text:p>1.250</text:p>
          </table:table-cell>
          <table:table-cell table:formula="of:=SQRT([.G27]*[.G27]+[.H27]*[.H27]+[.I27]*[.I27])" office:value-type="float" office:value="1.36257109906236">
            <text:p>1.363</text:p>
          </table:table-cell>
          <table:table-cell table:number-columns-repeated="2"/>
          <table:table-cell office:value-type="float" office:value="1.224">
            <text:p>1.224</text:p>
          </table:table-cell>
          <table:table-cell/>
          <table:table-cell table:formula="of:=IF([.K27]; [.K27]-[.G27]; &quot;&quot;)">
            <text:p/>
          </table:table-cell>
          <table:table-cell table:formula="of:=IF([.L27]; [.L27]-[.H27]; &quot;&quot;)">
            <text:p/>
          </table:table-cell>
          <table:table-cell table:formula="of:=IF([.M27]; [.M27]-[.I27]; &quot;&quot;)" office:value-type="float" office:value="-0.026">
            <text:p>-0.026</text:p>
          </table:table-cell>
          <table:table-cell table:formula="of:=IF([.N27]; [.N27]-[.J27]; &quot;&quot;)">
            <text:p/>
          </table:table-cell>
          <table:table-cell table:formula="of:=SUM([.O27:.Q27])" office:value-type="float" office:value="-0.026">
            <text:p>-0.026</text:p>
          </table:table-cell>
          <table:table-cell office:value-type="string">
            <text:p>Symptoom</text:p>
          </table:table-cell>
        </table:table-row>
        <table:table-row table:style-name="ro1">
          <table:table-cell table:number-columns-repeated="2"/>
          <table:table-cell office:value-type="string">
            <text:p>camera_rgb_frame</text:p>
          </table:table-cell>
          <table:table-cell office:value-type="string">
            <text:p>right_arm_grippermarker_observed</text:p>
          </table:table-cell>
          <table:table-cell table:formula="of:=SUBSTITUTE(SUBSTITUTE([.$E$2];&quot;FRAME_A&quot;;[.C28]); &quot;FRAME_B&quot;; [.D28])" office:value-type="string" office:string-value="rosrun tf tf_echo /camera_rgb_frame /right_arm_grippermarker_observed | grep Translation">
            <text:p>rosrun tf tf_echo /camera_rgb_frame /right_arm_grippermarker_observed | grep Translation</text:p>
          </table:table-cell>
          <table:table-cell office:value-type="string">
            <text:p>[0.605, -0.051, -0.085]</text:p>
          </table:table-cell>
          <table:table-cell table:formula="of:=VALUE(MID([.$F28];2;5))" office:value-type="float" office:value="0.605">
            <text:p>0.605</text:p>
          </table:table-cell>
          <table:table-cell table:style-name="ce21" table:formula="of:=VALUE(MID([.$F28];9;5))" office:value-type="float" office:value="-0.05">
            <text:p>-0.050</text:p>
          </table:table-cell>
          <table:table-cell table:formula="of:=VALUE(MID([.$F28];16;5))" office:value-type="float" office:value="-0">
            <text:p>0.000</text:p>
          </table:table-cell>
          <table:table-cell table:formula="of:=SQRT([.G28]*[.G28]+[.H28]*[.H28]+[.I28]*[.I28])" office:value-type="float" office:value="0.607062599737457">
            <text:p>0.607</text:p>
          </table:table-cell>
          <table:table-cell office:value-type="float" office:value="0.6">
            <text:p>0.600</text:p>
          </table:table-cell>
          <table:table-cell table:number-columns-repeated="3"/>
          <table:table-cell table:formula="of:=IF([.K28]; [.K28]-[.G28]; &quot;&quot;)" office:value-type="float" office:value="-0.005">
            <text:p>-0.005</text:p>
          </table:table-cell>
          <table:table-cell table:formula="of:=IF([.L28]; [.L28]-[.H28]; &quot;&quot;)">
            <text:p/>
          </table:table-cell>
          <table:table-cell table:formula="of:=IF([.M28]; [.M28]-[.I28]; &quot;&quot;)">
            <text:p/>
          </table:table-cell>
          <table:table-cell table:formula="of:=IF([.N28]; [.N28]-[.J28]; &quot;&quot;)">
            <text:p/>
          </table:table-cell>
          <table:table-cell table:formula="of:=SUM([.O28:.Q28])" office:value-type="float" office:value="-0.005">
            <text:p>-0.00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no</text:p>
          </table:table-cell>
          <table:table-cell/>
          <table:table-cell table:style-name="Default" office:value-type="string">
            <text:p>neck_mount</text:p>
          </table:table-cell>
          <table:table-cell office:value-type="string">
            <text:p>neck_tilt_mount</text:p>
          </table:table-cell>
          <table:table-cell table:formula="of:=SUBSTITUTE(SUBSTITUTE([.$E$2];&quot;FRAME_A&quot;;[.C29]); &quot;FRAME_B&quot;; [.D29])" office:value-type="string" office:string-value="rosrun tf tf_echo /neck_mount /neck_tilt_mount | grep Translation">
            <text:p>rosrun tf tf_echo /neck_mount /neck_tilt_mount | grep Translation</text:p>
          </table:table-cell>
          <table:table-cell office:value-type="string">
            <text:p>[0.000, 0.000, 0.080]</text:p>
          </table:table-cell>
          <table:table-cell table:formula="of:=VALUE(MID([.$F29];2;5))" office:value-type="float" office:value="0">
            <text:p>0.000</text:p>
          </table:table-cell>
          <table:table-cell table:style-name="ce21" table:formula="of:=VALUE(MID([.$F29];9;5))" office:value-type="float" office:value="0">
            <text:p>0.000</text:p>
          </table:table-cell>
          <table:table-cell table:formula="of:=VALUE(MID([.$F29];16;5))" office:value-type="float" office:value="0.08">
            <text:p>0.080</text:p>
          </table:table-cell>
          <table:table-cell table:formula="of:=SQRT([.G29]*[.G29]+[.H29]*[.H29]+[.I29]*[.I29])" office:value-type="float" office:value="0.08">
            <text:p>0.080</text:p>
          </table:table-cell>
          <table:table-cell table:number-columns-repeated="2"/>
          <table:table-cell office:value-type="float" office:value="0.081">
            <text:p>0.081</text:p>
          </table:table-cell>
          <table:table-cell/>
          <table:table-cell table:formula="of:=IF([.K29]; [.K29]-[.G29]; &quot;&quot;)">
            <text:p/>
          </table:table-cell>
          <table:table-cell table:formula="of:=IF([.L29]; [.L29]-[.H29]; &quot;&quot;)">
            <text:p/>
          </table:table-cell>
          <table:table-cell table:formula="of:=IF([.M29]; [.M29]-[.I29]; &quot;&quot;)" office:value-type="float" office:value="0.001">
            <text:p>0.001</text:p>
          </table:table-cell>
          <table:table-cell table:formula="of:=IF([.N29]; [.N29]-[.J29]; &quot;&quot;)">
            <text:p/>
          </table:table-cell>
          <table:table-cell table:formula="of:=SUM([.O29:.Q29])" office:value-type="float" office:value="0.001">
            <text:p>0.00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table:style-name="Default" office:value-type="string">
            <text:p>arms</text:p>
          </table:table-cell>
          <table:table-cell office:value-type="string">
            <text:p>camera_rgb_frame</text:p>
          </table:table-cell>
          <table:table-cell table:formula="of:=SUBSTITUTE(SUBSTITUTE([.$E$2];&quot;FRAME_A&quot;;[.C30]); &quot;FRAME_B&quot;; [.D30])" office:value-type="string" office:string-value="rosrun tf tf_echo /arms /camera_rgb_frame | grep Translation">
            <text:p>rosrun tf tf_echo /arms /camera_rgb_frame | grep Translation</text:p>
          </table:table-cell>
          <table:table-cell office:value-type="string">
            <text:p>[0.004, 0.776, 0.102]</text:p>
          </table:table-cell>
          <table:table-cell table:formula="of:=VALUE(MID([.$F30];2;5))" office:value-type="float" office:value="0.004">
            <text:p>0.004</text:p>
          </table:table-cell>
          <table:table-cell table:style-name="ce21" table:formula="of:=VALUE(MID([.$F30];9;5))" office:value-type="float" office:value="0.776">
            <text:p>0.776</text:p>
          </table:table-cell>
          <table:table-cell table:formula="of:=VALUE(MID([.$F30];16;5))" office:value-type="float" office:value="0.102">
            <text:p>0.102</text:p>
          </table:table-cell>
          <table:table-cell table:formula="of:=SQRT([.G30]*[.G30]+[.H30]*[.H30]+[.I30]*[.I30])" office:value-type="float" office:value="0.782685121872136">
            <text:p>0.783</text:p>
          </table:table-cell>
          <table:table-cell/>
          <table:table-cell office:value-type="float" office:value="0.785">
            <text:p>0.785</text:p>
          </table:table-cell>
          <table:table-cell/>
          <table:table-cell/>
          <table:table-cell table:formula="of:=IF([.K30]; [.K30]-[.G30]; &quot;&quot;)">
            <text:p/>
          </table:table-cell>
          <table:table-cell table:formula="of:=IF([.L30]; [.L30]-[.H30]; &quot;&quot;)" office:value-type="float" office:value="0.00900000000000001">
            <text:p>0.009</text:p>
          </table:table-cell>
          <table:table-cell/>
          <table:table-cell table:formula="of:=IF([.N30]; [.N30]-[.J30]; &quot;&quot;)">
            <text:p/>
          </table:table-cell>
          <table:table-cell table:formula="of:=SUM([.O30:.Q30])" office:value-type="float" office:value="0.00900000000000001">
            <text:p>0.00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ift_link</text:p>
          </table:table-cell>
          <table:table-cell office:value-type="string">
            <text:p>camera_rgb_frame</text:p>
          </table:table-cell>
          <table:table-cell table:formula="of:=SUBSTITUTE(SUBSTITUTE([.$E$2];&quot;FRAME_A&quot;;[.C31]); &quot;FRAME_B&quot;; [.D31])" office:value-type="string" office:string-value="rosrun tf tf_echo /lift_link /camera_rgb_frame | grep Translation">
            <text:p>rosrun tf tf_echo /lift_link /camera_rgb_frame | grep Translation</text:p>
          </table:table-cell>
          <table:table-cell office:value-type="string">
            <text:p>[0.196, 0.004, 1.225]</text:p>
          </table:table-cell>
          <table:table-cell table:formula="of:=VALUE(MID([.$F31];2;5))" office:value-type="float" office:value="0.196">
            <text:p>0.196</text:p>
          </table:table-cell>
          <table:table-cell table:style-name="ce21" table:formula="of:=VALUE(MID([.$F31];9;5))" office:value-type="float" office:value="0.004">
            <text:p>0.004</text:p>
          </table:table-cell>
          <table:table-cell table:formula="of:=VALUE(MID([.$F31];16;5))" office:value-type="float" office:value="1.225">
            <text:p>1.225</text:p>
          </table:table-cell>
          <table:table-cell table:formula="of:=SQRT([.G31]*[.G31]+[.H31]*[.H31]+[.I31]*[.I31])" office:value-type="float" office:value="1.24058736088999">
            <text:p>1.241</text:p>
          </table:table-cell>
          <table:table-cell table:number-columns-repeated="2"/>
          <table:table-cell/>
          <table:table-cell/>
          <table:table-cell table:formula="of:=IF([.K31]; [.K31]-[.G31]; &quot;&quot;)">
            <text:p/>
          </table:table-cell>
          <table:table-cell table:formula="of:=IF([.L31]; [.L31]-[.H31]; &quot;&quot;)">
            <text:p/>
          </table:table-cell>
          <table:table-cell/>
          <table:table-cell table:formula="of:=IF([.N31]; [.N31]-[.J31]; &quot;&quot;)">
            <text:p/>
          </table:table-cell>
          <table:table-cell table:formula="of:=SUM([.O31:.Q31])" office:value-type="float" office:value="0">
            <text:p>0.000</text:p>
          </table:table-cell>
          <table:table-cell/>
        </table:table-row>
        <table:table-row table:style-name="ro2">
          <table:table-cell table:number-columns-repeated="18"/>
          <table:table-cell table:formula="of:=SUM([.O32:.Q32])" office:value-type="float" office:value="0">
            <text:p>0.000</text:p>
          </table:table-cell>
          <table:table-cell/>
        </table:table-row>
        <table:table-row table:style-name="ro2">
          <table:table-cell table:number-columns-repeated="18"/>
          <table:table-cell table:formula="of:=SUM([.O33:.Q33])" office:value-type="float" office:value="0">
            <text:p>0.000</text:p>
          </table:table-cell>
          <table:table-cell/>
        </table:table-row>
        <table:table-row table:style-name="ro1">
          <table:table-cell table:style-name="ce11" office:value-type="string" table:number-columns-spanned="20" table:number-rows-spanned="1">
            <text:p>Na meetwaarden voor base_link to neck_mount en neck_tilt to camera_rgb_frame overnemen in neck_tf</text:p>
          </table:table-cell>
          <table:covered-table-cell table:number-columns-repeated="17"/>
          <table:covered-table-cell table:formula="of:=SUM([.O34:.Q34])" office:value-type="float" office:value="0">
            <text:p>0.000</text:p>
          </table:covered-table-cell>
          <table:covered-table-cell/>
        </table:table-row>
        <table:table-row table:style-name="ro1">
          <table:table-cell table:number-columns-repeated="2"/>
          <table:table-cell table:style-name="ce12"/>
          <table:table-cell/>
          <table:table-cell office:value-type="string">
            <text:p>rosrun tf tf_echo /FRAME_A /FRAME_B | grep Translation</text:p>
          </table:table-cell>
          <table:table-cell/>
          <table:table-cell table:style-name="ce15" table:number-columns-spanned="7" table:number-rows-spanned="1"/>
          <table:covered-table-cell table:number-columns-repeated="2"/>
          <table:covered-table-cell table:style-name="ce22"/>
          <table:covered-table-cell table:style-name="ce25"/>
          <table:covered-table-cell table:number-columns-repeated="2"/>
          <table:table-cell table:style-name="ce33"/>
          <table:table-cell table:number-columns-repeated="6"/>
        </table:table-row>
        <table:table-row table:style-name="ro1">
          <table:table-cell office:value-type="string">
            <text:p>Direct?</text:p>
          </table:table-cell>
          <table:table-cell office:value-type="string">
            <text:p>By?</text:p>
          </table:table-cell>
          <table:table-cell table:style-name="ce12"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TF command</text:p>
          </table:table-cell>
          <table:table-cell table:style-name="ce14" office:value-type="string">
            <text:p>TF output</text:p>
          </table:table-cell>
          <table:table-cell table:style-name="ce15" office:value-type="string" table:number-columns-spanned="3" table:number-rows-spanned="1">
            <text:p>TF</text:p>
          </table:table-cell>
          <table:covered-table-cell table:number-columns-repeated="2"/>
          <table:table-cell table:style-name="ce22"/>
          <table:table-cell table:style-name="ce26" office:value-type="string" table:number-columns-spanned="3" table:number-rows-spanned="1">
            <text:p>Real </text:p>
          </table:table-cell>
          <table:covered-table-cell table:number-columns-repeated="2"/>
          <table:table-cell table:style-name="ce31"/>
          <table:table-cell table:number-columns-repeated="6"/>
        </table:table-row>
        <table:table-row table:style-name="ro1">
          <table:table-cell table:number-columns-repeated="2"/>
          <table:table-cell table:style-name="ce12"/>
          <table:table-cell table:number-columns-repeated="2"/>
          <table:table-cell table:style-name="ce14"/>
          <table:table-cell table:style-name="ce17" office:value-type="string">
            <text:p>X</text:p>
          </table:table-cell>
          <table:table-cell table:style-name="ce20" office:value-type="string">
            <text:p>Y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Dist</text:p>
          </table:table-cell>
          <table:table-cell table:style-name="ce27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Dist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ist</text:p>
          </table:table-cell>
          <table:table-cell/>
          <table:table-cell office:value-type="string">
            <text:p>Remarks</text:p>
          </table:table-cell>
        </table:table-row>
        <table:table-row table:style-name="ro1">
          <table:table-cell office:value-type="string">
            <text:p>yes</text:p>
          </table:table-cell>
          <table:table-cell office:value-type="string">
            <text:p>neck_tf</text:p>
          </table:table-cell>
          <table:table-cell table:style-name="ce12" office:value-type="string">
            <text:p>base_link</text:p>
          </table:table-cell>
          <table:table-cell office:value-type="string">
            <text:p>neck_mount</text:p>
          </table:table-cell>
          <table:table-cell table:formula="of:=SUBSTITUTE(SUBSTITUTE([.$E$35];&quot;FRAME_A&quot;;[.C38]); &quot;FRAME_B&quot;; [.D38])" office:value-type="string" office:string-value="rosrun tf tf_echo /base_link /neck_mount | grep Translation">
            <text:p>rosrun tf tf_echo /base_link /neck_mount | grep Translation</text:p>
          </table:table-cell>
          <table:table-cell office:value-type="string">
            <text:p>[0.180, 0.000, 1.652]</text:p>
          </table:table-cell>
          <table:table-cell table:formula="of:=VALUE(MID([.$F38];2;5))" office:value-type="float" office:value="0.18">
            <text:p>0.180</text:p>
          </table:table-cell>
          <table:table-cell table:style-name="ce21" table:formula="of:=VALUE(MID([.$F38];9;5))" office:value-type="float" office:value="0">
            <text:p>0.000</text:p>
          </table:table-cell>
          <table:table-cell table:formula="of:=VALUE(MID([.$F38];16;5))" office:value-type="float" office:value="1.652">
            <text:p>1.652</text:p>
          </table:table-cell>
          <table:table-cell table:formula="of:=SQRT([.G38]*[.G38]+[.H38]*[.H38]+[.I38]*[.I38])" office:value-type="float" office:value="1.66177736174254">
            <text:p>1.662</text:p>
          </table:table-cell>
          <table:table-cell table:number-columns-repeated="2"/>
          <table:table-cell office:value-type="float" office:value="1.652">
            <text:p>1.652</text:p>
          </table:table-cell>
          <table:table-cell/>
          <table:table-cell table:formula="of:=IF([.K38]; [.K38]-[.G38]; &quot;&quot;)">
            <text:p/>
          </table:table-cell>
          <table:table-cell table:formula="of:=IF([.L38]; [.L38]-[.H38]; &quot;&quot;)">
            <text:p/>
          </table:table-cell>
          <table:table-cell table:formula="of:=IF([.M38]; [.M38]-[.I38]; &quot;&quot;)" office:value-type="float" office:value="0">
            <text:p>0.000</text:p>
          </table:table-cell>
          <table:table-cell table:formula="of:=IF([.N38]; [.N38]-[.J38]; &quot;&quot;)">
            <text:p/>
          </table:table-cell>
          <table:table-cell table:formula="of:=SUM([.O38:.Q38])" office:value-type="float" office:value="0">
            <text:p>0.000</text:p>
          </table:table-cell>
          <table:table-cell table:style-name="ce38" office:value-type="string">
            <text:p>Fixed in this iteration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base_link</text:p>
          </table:table-cell>
          <table:table-cell office:value-type="string">
            <text:p>neck_pan</text:p>
          </table:table-cell>
          <table:table-cell table:formula="of:=SUBSTITUTE(SUBSTITUTE([.$E$35];&quot;FRAME_A&quot;;[.C39]); &quot;FRAME_B&quot;; [.D39])" office:value-type="string" office:string-value="rosrun tf tf_echo /base_link /neck_pan | grep Translation">
            <text:p>rosrun tf tf_echo /base_link /neck_pan | grep Translation</text:p>
          </table:table-cell>
          <table:table-cell office:value-type="string">
            <text:p>[0.180, 0.000, 1.692]</text:p>
          </table:table-cell>
          <table:table-cell table:formula="of:=VALUE(MID([.$F39];2;5))" office:value-type="float" office:value="0.18">
            <text:p>0.180</text:p>
          </table:table-cell>
          <table:table-cell table:style-name="ce21" table:formula="of:=VALUE(MID([.$F39];9;5))" office:value-type="float" office:value="0">
            <text:p>0.000</text:p>
          </table:table-cell>
          <table:table-cell table:formula="of:=VALUE(MID([.$F39];16;5))" office:value-type="float" office:value="1.692">
            <text:p>1.692</text:p>
          </table:table-cell>
          <table:table-cell table:formula="of:=SQRT([.G39]*[.G39]+[.H39]*[.H39]+[.I39]*[.I39])" office:value-type="float" office:value="1.70154753092589">
            <text:p>1.702</text:p>
          </table:table-cell>
          <table:table-cell table:number-columns-repeated="2"/>
          <table:table-cell office:value-type="float" office:value="1.691">
            <text:p>1.691</text:p>
          </table:table-cell>
          <table:table-cell/>
          <table:table-cell table:formula="of:=IF([.K39]; [.K39]-[.G39]; &quot;&quot;)">
            <text:p/>
          </table:table-cell>
          <table:table-cell table:formula="of:=IF([.L39]; [.L39]-[.H39]; &quot;&quot;)">
            <text:p/>
          </table:table-cell>
          <table:table-cell table:formula="of:=IF([.M39]; [.M39]-[.I39]; &quot;&quot;)" office:value-type="float" office:value="-0.00100000000000011">
            <text:p>-0.001</text:p>
          </table:table-cell>
          <table:table-cell table:formula="of:=IF([.N39]; [.N39]-[.J39]; &quot;&quot;)">
            <text:p/>
          </table:table-cell>
          <table:table-cell table:formula="of:=SUM([.O39:.Q39])" office:value-type="float" office:value="-0.00100000000000011">
            <text:p>-0.00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neck_tilt_mount</text:p>
          </table:table-cell>
          <table:table-cell table:formula="of:=SUBSTITUTE(SUBSTITUTE([.$E$35];&quot;FRAME_A&quot;;[.C40]); &quot;FRAME_B&quot;; [.D40])" office:value-type="string" office:string-value="rosrun tf tf_echo /base_link /neck_tilt_mount | grep Translation">
            <text:p>rosrun tf tf_echo /base_link /neck_tilt_mount | grep Translation</text:p>
          </table:table-cell>
          <table:table-cell office:value-type="string">
            <text:p>[0.180, 0.000, 1.732]</text:p>
          </table:table-cell>
          <table:table-cell table:formula="of:=VALUE(MID([.$F40];2;5))" office:value-type="float" office:value="0.18">
            <text:p>0.180</text:p>
          </table:table-cell>
          <table:table-cell table:style-name="ce21" table:formula="of:=VALUE(MID([.$F40];9;5))" office:value-type="float" office:value="0">
            <text:p>0.000</text:p>
          </table:table-cell>
          <table:table-cell table:formula="of:=VALUE(MID([.$F40];16;5))" office:value-type="float" office:value="1.732">
            <text:p>1.732</text:p>
          </table:table-cell>
          <table:table-cell table:formula="of:=SQRT([.G40]*[.G40]+[.H40]*[.H40]+[.I40]*[.I40])" office:value-type="float" office:value="1.74132822868062">
            <text:p>1.741</text:p>
          </table:table-cell>
          <table:table-cell table:number-columns-repeated="2"/>
          <table:table-cell office:value-type="float" office:value="1.72">
            <text:p>1.720</text:p>
          </table:table-cell>
          <table:table-cell/>
          <table:table-cell table:formula="of:=IF([.K40]; [.K40]-[.G40]; &quot;&quot;)">
            <text:p/>
          </table:table-cell>
          <table:table-cell table:formula="of:=IF([.L40]; [.L40]-[.H40]; &quot;&quot;)">
            <text:p/>
          </table:table-cell>
          <table:table-cell table:formula="of:=IF([.M40]; [.M40]-[.I40]; &quot;&quot;)" office:value-type="float" office:value="-0.012">
            <text:p>-0.012</text:p>
          </table:table-cell>
          <table:table-cell table:formula="of:=IF([.N40]; [.N40]-[.J40]; &quot;&quot;)">
            <text:p/>
          </table:table-cell>
          <table:table-cell table:formula="of:=SUM([.O40:.Q40])" office:value-type="float" office:value="-0.012">
            <text:p>-0.012</text:p>
          </table:table-cell>
          <table:table-cell/>
        </table:table-row>
        <table:table-row table:style-name="ro2">
          <table:table-cell office:value-type="string">
            <text:p>no</text:p>
          </table:table-cell>
          <table:table-cell/>
          <table:table-cell table:style-name="Default" office:value-type="string">
            <text:p>base_link</text:p>
          </table:table-cell>
          <table:table-cell office:value-type="string">
            <text:p>neck_tilt</text:p>
          </table:table-cell>
          <table:table-cell table:formula="of:=SUBSTITUTE(SUBSTITUTE([.$E$35];&quot;FRAME_A&quot;;[.C41]); &quot;FRAME_B&quot;; [.D41])" office:value-type="string" office:string-value="rosrun tf tf_echo /base_link /neck_tilt | grep Translation">
            <text:p>rosrun tf tf_echo /base_link /neck_tilt | grep Translation</text:p>
          </table:table-cell>
          <table:table-cell office:value-type="string">
            <text:p>[0.180, 0.000, 1.732]</text:p>
          </table:table-cell>
          <table:table-cell table:formula="of:=VALUE(MID([.$F41];2;5))" office:value-type="float" office:value="0.18">
            <text:p>0.180</text:p>
          </table:table-cell>
          <table:table-cell table:style-name="ce21" table:formula="of:=VALUE(MID([.$F41];9;5))" office:value-type="float" office:value="0">
            <text:p>0.000</text:p>
          </table:table-cell>
          <table:table-cell table:formula="of:=VALUE(MID([.$F41];16;5))" office:value-type="float" office:value="1.732">
            <text:p>1.732</text:p>
          </table:table-cell>
          <table:table-cell table:formula="of:=SQRT([.G41]*[.G41]+[.H41]*[.H41]+[.I41]*[.I41])" office:value-type="float" office:value="1.74132822868062">
            <text:p>1.741</text:p>
          </table:table-cell>
          <table:table-cell table:number-columns-repeated="2"/>
          <table:table-cell office:value-type="float" office:value="1.72">
            <text:p>1.720</text:p>
          </table:table-cell>
          <table:table-cell/>
          <table:table-cell table:formula="of:=IF([.K41]; [.K41]-[.G41]; &quot;&quot;)">
            <text:p/>
          </table:table-cell>
          <table:table-cell table:formula="of:=IF([.L41]; [.L41]-[.H41]; &quot;&quot;)">
            <text:p/>
          </table:table-cell>
          <table:table-cell table:formula="of:=IF([.M41]; [.M41]-[.I41]; &quot;&quot;)" office:value-type="float" office:value="-0.012">
            <text:p>-0.012</text:p>
          </table:table-cell>
          <table:table-cell table:formula="of:=IF([.N41]; [.N41]-[.J41]; &quot;&quot;)">
            <text:p/>
          </table:table-cell>
          <table:table-cell table:formula="of:=SUM([.O41:.Q41])" office:value-type="float" office:value="-0.012">
            <text:p>-0.012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base_link</text:p>
          </table:table-cell>
          <table:table-cell office:value-type="string">
            <text:p>camera_rgb_frame</text:p>
          </table:table-cell>
          <table:table-cell table:formula="of:=SUBSTITUTE(SUBSTITUTE([.$E$35];&quot;FRAME_A&quot;;[.C42]); &quot;FRAME_B&quot;; [.D42])" office:value-type="string" office:string-value="rosrun tf tf_echo /base_link /camera_rgb_frame | grep Translation">
            <text:p>rosrun tf tf_echo /base_link /camera_rgb_frame | grep Translation</text:p>
          </table:table-cell>
          <table:table-cell office:value-type="string">
            <text:p>[0.181, 0.005, 1.776]</text:p>
          </table:table-cell>
          <table:table-cell table:formula="of:=VALUE(MID([.$F42];2;5))" office:value-type="float" office:value="0.181">
            <text:p>0.181</text:p>
          </table:table-cell>
          <table:table-cell table:style-name="ce21" table:formula="of:=VALUE(MID([.$F42];9;5))" office:value-type="float" office:value="0.005">
            <text:p>0.005</text:p>
          </table:table-cell>
          <table:table-cell table:formula="of:=VALUE(MID([.$F42];16;5))" office:value-type="float" office:value="1.776">
            <text:p>1.776</text:p>
          </table:table-cell>
          <table:table-cell table:formula="of:=SQRT([.G42]*[.G42]+[.H42]*[.H42]+[.I42]*[.I42])" office:value-type="float" office:value="1.78520643064045">
            <text:p>1.785</text:p>
          </table:table-cell>
          <table:table-cell table:number-columns-repeated="2"/>
          <table:table-cell office:value-type="float" office:value="1.77">
            <text:p>1.770</text:p>
          </table:table-cell>
          <table:table-cell/>
          <table:table-cell table:formula="of:=IF([.K42]; [.K42]-[.G42]; &quot;&quot;)">
            <text:p/>
          </table:table-cell>
          <table:table-cell table:formula="of:=IF([.L42]; [.L42]-[.H42]; &quot;&quot;)">
            <text:p/>
          </table:table-cell>
          <table:table-cell table:formula="of:=IF([.M42]; [.M42]-[.I42]; &quot;&quot;)" office:value-type="float" office:value="-0.00600000000000001">
            <text:p>-0.006</text:p>
          </table:table-cell>
          <table:table-cell table:formula="of:=IF([.N42]; [.N42]-[.J42]; &quot;&quot;)">
            <text:p/>
          </table:table-cell>
          <table:table-cell table:formula="of:=SUM([.O42:.Q42])" office:value-type="float" office:value="-0.00600000000000001">
            <text:p>-0.006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right_arm_grippermarker_observed</text:p>
          </table:table-cell>
          <table:table-cell table:formula="of:=SUBSTITUTE(SUBSTITUTE([.$E$35];&quot;FRAME_A&quot;;[.C43]); &quot;FRAME_B&quot;; [.D43])" office:value-type="string" office:string-value="rosrun tf tf_echo /base_link /right_arm_grippermarker_observed | grep Translation">
            <text:p>rosrun tf tf_echo /base_link /right_arm_grippermarker_observed | grep Translation</text:p>
          </table:table-cell>
          <table:table-cell/>
          <table:table-cell table:formula="of:=VALUE(MID([.$F43];2;5))" office:value-type="float" office:value="0">
            <text:p>Err:502</text:p>
          </table:table-cell>
          <table:table-cell table:style-name="ce21" table:formula="of:=VALUE(MID([.$F43];9;5))" office:value-type="float" office:value="0">
            <text:p>Err:502</text:p>
          </table:table-cell>
          <table:table-cell table:formula="of:=VALUE(MID([.$F43];16;5))" office:value-type="float" office:value="0">
            <text:p>Err:502</text:p>
          </table:table-cell>
          <table:table-cell table:formula="of:=SQRT([.G43]*[.G43]+[.H43]*[.H43]+[.I43]*[.I43])" office:value-type="float" office:value="0">
            <text:p>Err:502</text:p>
          </table:table-cell>
          <table:table-cell table:number-columns-repeated="2"/>
          <table:table-cell office:value-type="float" office:value="1.285">
            <text:p>1.285</text:p>
          </table:table-cell>
          <table:table-cell/>
          <table:table-cell table:formula="of:=IF([.K43]; [.K43]-[.G43]; &quot;&quot;)">
            <text:p/>
          </table:table-cell>
          <table:table-cell table:formula="of:=IF([.L43]; [.L43]-[.H43]; &quot;&quot;)">
            <text:p/>
          </table:table-cell>
          <table:table-cell table:formula="of:=IF([.M43]; [.M43]-[.I43]; &quot;&quot;)" office:value-type="float" office:value="0">
            <text:p>Err:502</text:p>
          </table:table-cell>
          <table:table-cell table:formula="of:=IF([.N43]; [.N43]-[.J43]; &quot;&quot;)">
            <text:p/>
          </table:table-cell>
          <table:table-cell table:formula="of:=SUM([.O43:.Q43])" office:value-type="float" office:value="0">
            <text:p>Err:502</text:p>
          </table:table-cell>
          <table:table-cell office:value-type="string">
            <text:p>Symptoom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right_arm_grippermarker_expected</text:p>
          </table:table-cell>
          <table:table-cell table:formula="of:=SUBSTITUTE(SUBSTITUTE([.$E$35];&quot;FRAME_A&quot;;[.C44]); &quot;FRAME_B&quot;; [.D44])" office:value-type="string" office:string-value="rosrun tf tf_echo /base_link /right_arm_grippermarker_expected | grep Translation">
            <text:p>rosrun tf tf_echo /base_link /right_arm_grippermarker_expected | grep Translation</text:p>
          </table:table-cell>
          <table:table-cell office:value-type="string">
            <text:p>[0.733, -0.163, 1.300]</text:p>
          </table:table-cell>
          <table:table-cell table:formula="of:=VALUE(MID([.$F44];2;5))" office:value-type="float" office:value="0.733">
            <text:p>0.733</text:p>
          </table:table-cell>
          <table:table-cell table:style-name="ce21" table:formula="of:=VALUE(MID([.$F44];9;5))" office:value-type="float" office:value="-0.16">
            <text:p>-0.160</text:p>
          </table:table-cell>
          <table:table-cell table:formula="of:=VALUE(MID([.$F44];16;5))" office:value-type="float" office:value="1.3">
            <text:p>1.300</text:p>
          </table:table-cell>
          <table:table-cell table:formula="of:=SQRT([.G44]*[.G44]+[.H44]*[.H44]+[.I44]*[.I44])" office:value-type="float" office:value="1.5009626910753">
            <text:p>1.501</text:p>
          </table:table-cell>
          <table:table-cell table:number-columns-repeated="2"/>
          <table:table-cell office:value-type="string">
            <text:p>?</text:p>
          </table:table-cell>
          <table:table-cell/>
          <table:table-cell table:formula="of:=IF([.K44]; [.K44]-[.G44]; &quot;&quot;)">
            <text:p/>
          </table:table-cell>
          <table:table-cell table:formula="of:=IF([.L44]; [.L44]-[.H44]; &quot;&quot;)">
            <text:p/>
          </table:table-cell>
          <table:table-cell table:formula="of:=IF([.M44]; [.M44]-[.I44]; &quot;&quot;)" office:value-type="float" office:value="0">
            <text:p>#VALUE!</text:p>
          </table:table-cell>
          <table:table-cell table:formula="of:=IF([.N44]; [.N44]-[.J44]; &quot;&quot;)">
            <text:p/>
          </table:table-cell>
          <table:table-cell table:formula="of:=SUM([.O44:.Q44])" office:value-type="float" office:value="0">
            <text:p>#VALUE!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arms</text:p>
          </table:table-cell>
          <table:table-cell table:formula="of:=SUBSTITUTE(SUBSTITUTE([.$E$35];&quot;FRAME_A&quot;;[.C45]); &quot;FRAME_B&quot;; [.D45])" office:value-type="string" office:string-value="rosrun tf tf_echo /base_link /arms | grep Translation">
            <text:p>rosrun tf tf_echo /base_link /arms | grep Translation</text:p>
          </table:table-cell>
          <table:table-cell office:value-type="string">
            <text:p>[0.121, 0.000, 0.990]</text:p>
          </table:table-cell>
          <table:table-cell table:formula="of:=VALUE(MID([.$F45];2;5))" office:value-type="float" office:value="0.121">
            <text:p>0.121</text:p>
          </table:table-cell>
          <table:table-cell table:style-name="ce21" table:formula="of:=VALUE(MID([.$F45];9;5))" office:value-type="float" office:value="0">
            <text:p>0.000</text:p>
          </table:table-cell>
          <table:table-cell table:formula="of:=VALUE(MID([.$F45];16;5))" office:value-type="float" office:value="0.99">
            <text:p>0.990</text:p>
          </table:table-cell>
          <table:table-cell table:formula="of:=SQRT([.G45]*[.G45]+[.H45]*[.H45]+[.I45]*[.I45])" office:value-type="float" office:value="0.997367033744348">
            <text:p>0.997</text:p>
          </table:table-cell>
          <table:table-cell table:number-columns-repeated="2"/>
          <table:table-cell office:value-type="float" office:value="0.99">
            <text:p>0.990</text:p>
          </table:table-cell>
          <table:table-cell/>
          <table:table-cell table:formula="of:=IF([.K45]; [.K45]-[.G45]; &quot;&quot;)">
            <text:p/>
          </table:table-cell>
          <table:table-cell table:formula="of:=IF([.L45]; [.L45]-[.H45]; &quot;&quot;)">
            <text:p/>
          </table:table-cell>
          <table:table-cell table:formula="of:=IF([.M45]; [.M45]-[.I45]; &quot;&quot;)" office:value-type="float" office:value="0">
            <text:p>0.000</text:p>
          </table:table-cell>
          <table:table-cell table:formula="of:=IF([.N45]; [.N45]-[.J45]; &quot;&quot;)">
            <text:p/>
          </table:table-cell>
          <table:table-cell table:formula="of:=SUM([.O45:.Q45])" office:value-type="float" office:value="0">
            <text:p>0.00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base_link</text:p>
          </table:table-cell>
          <table:table-cell office:value-type="string">
            <text:p>right_arm</text:p>
          </table:table-cell>
          <table:table-cell table:formula="of:=SUBSTITUTE(SUBSTITUTE([.$E$35];&quot;FRAME_A&quot;;[.C46]); &quot;FRAME_B&quot;; [.D46])" office:value-type="string" office:string-value="rosrun tf tf_echo /base_link /right_arm | grep Translation">
            <text:p>rosrun tf tf_echo /base_link /right_arm | grep Translation</text:p>
          </table:table-cell>
          <table:table-cell office:value-type="string">
            <text:p>[0.121, 0.195, 0.990]</text:p>
          </table:table-cell>
          <table:table-cell table:formula="of:=VALUE(MID([.$F46];2;5))" office:value-type="float" office:value="0.121">
            <text:p>0.121</text:p>
          </table:table-cell>
          <table:table-cell table:style-name="ce21" table:formula="of:=VALUE(MID([.$F46];9;5))" office:value-type="float" office:value="0.195">
            <text:p>0.195</text:p>
          </table:table-cell>
          <table:table-cell table:formula="of:=VALUE(MID([.$F46];16;5))" office:value-type="float" office:value="0.99">
            <text:p>0.990</text:p>
          </table:table-cell>
          <table:table-cell table:formula="of:=SQRT([.G46]*[.G46]+[.H46]*[.H46]+[.I46]*[.I46])" office:value-type="float" office:value="1.01625095325909">
            <text:p>1.016</text:p>
          </table:table-cell>
          <table:table-cell table:number-columns-repeated="2"/>
          <table:table-cell office:value-type="float" office:value="0.995">
            <text:p>0.995</text:p>
          </table:table-cell>
          <table:table-cell/>
          <table:table-cell table:formula="of:=IF([.K46]; [.K46]-[.G46]; &quot;&quot;)">
            <text:p/>
          </table:table-cell>
          <table:table-cell table:formula="of:=IF([.L46]; [.L46]-[.H46]; &quot;&quot;)">
            <text:p/>
          </table:table-cell>
          <table:table-cell table:formula="of:=IF([.M46]; [.M46]-[.I46]; &quot;&quot;)" office:value-type="float" office:value="0.005">
            <text:p>0.005</text:p>
          </table:table-cell>
          <table:table-cell table:formula="of:=IF([.N46]; [.N46]-[.J46]; &quot;&quot;)">
            <text:p/>
          </table:table-cell>
          <table:table-cell table:formula="of:=SUM([.O46:.Q46])" office:value-type="float" office:value="0.005">
            <text:p>0.005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console </text:p>
          </table:table-cell>
          <table:table-cell office:value-type="string">
            <text:p>base_link</text:p>
          </table:table-cell>
          <table:table-cell office:value-type="string">
            <text:p>lift_link</text:p>
          </table:table-cell>
          <table:table-cell table:formula="of:=SUBSTITUTE(SUBSTITUTE([.$E$35];&quot;FRAME_A&quot;;[.C47]); &quot;FRAME_B&quot;; [.D47])" office:value-type="string" office:string-value="rosrun tf tf_echo /base_link /lift_link | grep Translation">
            <text:p>rosrun tf tf_echo /base_link /lift_link | grep Translation</text:p>
          </table:table-cell>
          <table:table-cell office:value-type="string">
            <text:p>[0.020, 0.000, 0.550]</text:p>
          </table:table-cell>
          <table:table-cell table:formula="of:=VALUE(MID([.$F47];2;5))" office:value-type="float" office:value="0.02">
            <text:p>0.020</text:p>
          </table:table-cell>
          <table:table-cell table:style-name="ce21" table:formula="of:=VALUE(MID([.$F47];9;5))" office:value-type="float" office:value="0">
            <text:p>0.000</text:p>
          </table:table-cell>
          <table:table-cell table:formula="of:=VALUE(MID([.$F47];16;5))" office:value-type="float" office:value="0.55">
            <text:p>0.550</text:p>
          </table:table-cell>
          <table:table-cell table:formula="of:=SQRT([.G47]*[.G47]+[.H47]*[.H47]+[.I47]*[.I47])" office:value-type="float" office:value="0.550363516232681">
            <text:p>0.550</text:p>
          </table:table-cell>
          <table:table-cell table:number-columns-repeated="2"/>
          <table:table-cell office:value-type="float" office:value="0.555">
            <text:p>0.555</text:p>
          </table:table-cell>
          <table:table-cell/>
          <table:table-cell table:formula="of:=IF([.K47]; [.K47]-[.G47]; &quot;&quot;)">
            <text:p/>
          </table:table-cell>
          <table:table-cell table:formula="of:=IF([.L47]; [.L47]-[.H47]; &quot;&quot;)">
            <text:p/>
          </table:table-cell>
          <table:table-cell table:formula="of:=IF([.M47]; [.M47]-[.I47]; &quot;&quot;)" office:value-type="float" office:value="0.005">
            <text:p>0.005</text:p>
          </table:table-cell>
          <table:table-cell table:formula="of:=IF([.N47]; [.N47]-[.J47]; &quot;&quot;)">
            <text:p/>
          </table:table-cell>
          <table:table-cell table:formula="of:=SUM([.O47:.Q47])" office:value-type="float" office:value="0.005">
            <text:p>0.005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arms</text:p>
          </table:table-cell>
          <table:table-cell office:value-type="string">
            <text:p>right_arm</text:p>
          </table:table-cell>
          <table:table-cell table:formula="of:=SUBSTITUTE(SUBSTITUTE([.$E$35];&quot;FRAME_A&quot;;[.C48]); &quot;FRAME_B&quot;; [.D48])" office:value-type="string" office:string-value="rosrun tf tf_echo /arms /right_arm | grep Translation">
            <text:p>rosrun tf tf_echo /arms /right_arm | grep Translation</text:p>
          </table:table-cell>
          <table:table-cell office:value-type="string">
            <text:p>[-0.195, 0.040, -0.000]</text:p>
          </table:table-cell>
          <table:table-cell table:formula="of:=VALUE(MID([.$F48];2;5))" office:value-type="float" office:value="-0.19">
            <text:p>-0.190</text:p>
          </table:table-cell>
          <table:table-cell table:style-name="ce21" table:formula="of:=VALUE(MID([.$F48];9;5))" office:value-type="float" office:value="0.04">
            <text:p>0.040</text:p>
          </table:table-cell>
          <table:table-cell table:formula="of:=VALUE(MID([.$F48];16;5))" office:value-type="float" office:value="-0">
            <text:p>0.000</text:p>
          </table:table-cell>
          <table:table-cell table:formula="of:=SQRT([.G48]*[.G48]+[.H48]*[.H48]+[.I48]*[.I48])" office:value-type="float" office:value="0.194164878389476">
            <text:p>0.194</text:p>
          </table:table-cell>
          <table:table-cell/>
          <table:table-cell office:value-type="float" office:value="0.00000001">
            <text:p>0.000</text:p>
          </table:table-cell>
          <table:table-cell office:value-type="float" office:value="0.000001">
            <text:p>0.000</text:p>
          </table:table-cell>
          <table:table-cell/>
          <table:table-cell table:formula="of:=IF([.K48]; [.K48]-[.G48]; &quot;&quot;)">
            <text:p/>
          </table:table-cell>
          <table:table-cell table:formula="of:=IF([.L48]; [.L48]-[.H48]; &quot;&quot;)" office:value-type="float" office:value="-0.03999999">
            <text:p>-0.040</text:p>
          </table:table-cell>
          <table:table-cell table:formula="of:=IF([.M48]; [.M48]-[.I48]; &quot;&quot;)" office:value-type="float" office:value="0.000001">
            <text:p>0.000</text:p>
          </table:table-cell>
          <table:table-cell table:formula="of:=IF([.N48]; [.N48]-[.J48]; &quot;&quot;)">
            <text:p/>
          </table:table-cell>
          <table:table-cell table:formula="of:=SUM([.O48:.Q48])" office:value-type="float" office:value="-0.03999899">
            <text:p>-0.04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yes</text:p>
          </table:table-cell>
          <table:table-cell office:value-type="string">
            <text:p>a_track_alvar</text:p>
          </table:table-cell>
          <table:table-cell table:style-name="Default" office:value-type="string">
            <text:p>camera_rgb_frame</text:p>
          </table:table-cell>
          <table:table-cell office:value-type="string">
            <text:p>ar_marker_1</text:p>
          </table:table-cell>
          <table:table-cell table:formula="of:=SUBSTITUTE(SUBSTITUTE([.$E$35];&quot;FRAME_A&quot;;[.C49]); &quot;FRAME_B&quot;; [.D49])" office:value-type="string" office:string-value="rosrun tf tf_echo /camera_rgb_frame /ar_marker_1 | grep Translation">
            <text:p>rosrun tf tf_echo /camera_rgb_frame /ar_marker_1 | grep Translation</text:p>
          </table:table-cell>
          <table:table-cell office:value-type="string">
            <text:p>[0.870, -0.171, -0.197]</text:p>
          </table:table-cell>
          <table:table-cell table:formula="of:=VALUE(MID([.$F49];2;5))" office:value-type="float" office:value="0.87">
            <text:p>0.870</text:p>
          </table:table-cell>
          <table:table-cell table:style-name="ce21" table:formula="of:=VALUE(MID([.$F49];9;5))" office:value-type="float" office:value="-0.17">
            <text:p>-0.170</text:p>
          </table:table-cell>
          <table:table-cell table:formula="of:=VALUE(MID([.$F49];16;5))" office:value-type="float" office:value="-0.1">
            <text:p>-0.100</text:p>
          </table:table-cell>
          <table:table-cell table:formula="of:=SQRT([.G49]*[.G49]+[.H49]*[.H49]+[.I49]*[.I49])" office:value-type="float" office:value="0.892076229926568">
            <text:p>0.892</text:p>
          </table:table-cell>
          <table:table-cell table:number-columns-repeated="3"/>
          <table:table-cell office:value-type="float" office:value="0.895">
            <text:p>0.895</text:p>
          </table:table-cell>
          <table:table-cell table:formula="of:=IF([.K49]; [.K49]-[.G49]; &quot;&quot;)">
            <text:p/>
          </table:table-cell>
          <table:table-cell table:formula="of:=IF([.L49]; [.L49]-[.H49]; &quot;&quot;)">
            <text:p/>
          </table:table-cell>
          <table:table-cell table:formula="of:=IF([.M49]; [.M49]-[.I49]; &quot;&quot;)">
            <text:p/>
          </table:table-cell>
          <table:table-cell table:formula="of:=IF([.N49]; [.N49]-[.J49]; &quot;&quot;)" office:value-type="float" office:value="0.00292377007343148">
            <text:p>0.003</text:p>
          </table:table-cell>
          <table:table-cell table:formula="of:=SUM([.O49:.Q49])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table:style-name="ce12" office:value-type="string">
            <text:p>right_arm</text:p>
          </table:table-cell>
          <table:table-cell office:value-type="string">
            <text:p>neck_mount</text:p>
          </table:table-cell>
          <table:table-cell table:formula="of:=SUBSTITUTE(SUBSTITUTE([.$E$35];&quot;FRAME_A&quot;;[.C50]); &quot;FRAME_B&quot;; [.D50])" office:value-type="string" office:string-value="rosrun tf tf_echo /right_arm /neck_mount | grep Translation">
            <text:p>rosrun tf tf_echo /right_arm /neck_mount | grep Translation</text:p>
          </table:table-cell>
          <table:table-cell office:value-type="string">
            <text:p>[-0.195, -0.662, 0.059]</text:p>
          </table:table-cell>
          <table:table-cell table:formula="of:=VALUE(MID([.$F50];2;5))" office:value-type="float" office:value="-0.19">
            <text:p>-0.190</text:p>
          </table:table-cell>
          <table:table-cell table:style-name="ce21" table:formula="of:=VALUE(MID([.$F50];9;5))" office:value-type="float" office:value="-0.6">
            <text:p>-0.600</text:p>
          </table:table-cell>
          <table:table-cell table:formula="of:=VALUE(MID([.$F50];16;5))" office:value-type="float" office:value="0">
            <text:p>Err:502</text:p>
          </table:table-cell>
          <table:table-cell table:formula="of:=SQRT([.G50]*[.G50]+[.H50]*[.H50]+[.I50]*[.I50])" office:value-type="float" office:value="0">
            <text:p>Err:502</text:p>
          </table:table-cell>
          <table:table-cell/>
          <table:table-cell office:value-type="float" office:value="-0.665">
            <text:p>-0.665</text:p>
          </table:table-cell>
          <table:table-cell table:number-columns-repeated="2"/>
          <table:table-cell table:formula="of:=IF([.K50]; [.K50]-[.G50]; &quot;&quot;)">
            <text:p/>
          </table:table-cell>
          <table:table-cell table:formula="of:=IF([.L50]; [.L50]-[.H50]; &quot;&quot;)" office:value-type="float" office:value="-0.065">
            <text:p>-0.065</text:p>
          </table:table-cell>
          <table:table-cell table:formula="of:=IF([.M50]; [.M50]-[.I50]; &quot;&quot;)">
            <text:p/>
          </table:table-cell>
          <table:table-cell table:formula="of:=IF([.N50]; [.N50]-[.J50]; &quot;&quot;)">
            <text:p/>
          </table:table-cell>
          <table:table-cell table:formula="of:=SUM([.O50:.Q50])" office:value-type="float" office:value="-0.065">
            <text:p>-0.065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table:style-name="Default" office:value-type="string">
            <text:p>right_arm_grippermarker_expected</text:p>
          </table:table-cell>
          <table:table-cell office:value-type="string">
            <text:p>right_arm_grippermarker_observed</text:p>
          </table:table-cell>
          <table:table-cell table:formula="of:=SUBSTITUTE(SUBSTITUTE([.$E$35];&quot;FRAME_A&quot;;[.C51]); &quot;FRAME_B&quot;; [.D51])" office:value-type="string" office:string-value="rosrun tf tf_echo /right_arm_grippermarker_expected /right_arm_grippermarker_observed | grep Translation">
            <text:p>rosrun tf tf_echo /right_arm_grippermarker_expected /right_arm_grippermarker_observed | grep Translation</text:p>
          </table:table-cell>
          <table:table-cell/>
          <table:table-cell table:formula="of:=VALUE(MID([.$F51];2;5))" office:value-type="float" office:value="0">
            <text:p>Err:502</text:p>
          </table:table-cell>
          <table:table-cell table:style-name="ce21" table:formula="of:=VALUE(MID([.$F51];9;5))" office:value-type="float" office:value="0">
            <text:p>Err:502</text:p>
          </table:table-cell>
          <table:table-cell table:formula="of:=VALUE(MID([.$F51];16;5))" office:value-type="float" office:value="0">
            <text:p>Err:502</text:p>
          </table:table-cell>
          <table:table-cell table:formula="of:=SQRT([.G51]*[.G51]+[.H51]*[.H51]+[.I51]*[.I51])" office:value-type="float" office:value="0">
            <text:p>Err:502</text:p>
          </table:table-cell>
          <table:table-cell table:number-columns-repeated="4"/>
          <table:table-cell table:formula="of:=IF([.K51]; [.K51]-[.G51]; &quot;&quot;)">
            <text:p/>
          </table:table-cell>
          <table:table-cell table:formula="of:=IF([.L51]; [.L51]-[.H51]; &quot;&quot;)">
            <text:p/>
          </table:table-cell>
          <table:table-cell table:formula="of:=IF([.M51]; [.M51]-[.I51]; &quot;&quot;)">
            <text:p/>
          </table:table-cell>
          <table:table-cell table:formula="of:=IF([.N51]; [.N51]-[.J51]; &quot;&quot;)">
            <text:p/>
          </table:table-cell>
          <table:table-cell table:formula="of:=SUM([.O51:.Q51])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arm_tf</text:p>
          </table:table-cell>
          <table:table-cell table:style-name="Default" office:value-type="string">
            <text:p>lift_link</text:p>
          </table:table-cell>
          <table:table-cell office:value-type="string">
            <text:p>arms</text:p>
          </table:table-cell>
          <table:table-cell table:formula="of:=SUBSTITUTE(SUBSTITUTE([.$E$35];&quot;FRAME_A&quot;;[.C52]); &quot;FRAME_B&quot;; [.D52])" office:value-type="string" office:string-value="rosrun tf tf_echo /lift_link /arms | grep Translation">
            <text:p>rosrun tf tf_echo /lift_link /arms | grep Translation</text:p>
          </table:table-cell>
          <table:table-cell office:value-type="string">
            <text:p>[0.101, 0.000, 0.440]</text:p>
          </table:table-cell>
          <table:table-cell table:formula="of:=VALUE(MID([.$F52];2;5))" office:value-type="float" office:value="0.101">
            <text:p>0.101</text:p>
          </table:table-cell>
          <table:table-cell table:style-name="ce21" table:formula="of:=VALUE(MID([.$F52];9;5))" office:value-type="float" office:value="0">
            <text:p>0.000</text:p>
          </table:table-cell>
          <table:table-cell table:formula="of:=VALUE(MID([.$F52];16;5))" office:value-type="float" office:value="0.44">
            <text:p>0.440</text:p>
          </table:table-cell>
          <table:table-cell table:formula="of:=SQRT([.G52]*[.G52]+[.H52]*[.H52]+[.I52]*[.I52])" office:value-type="float" office:value="0.451443241172132">
            <text:p>0.451</text:p>
          </table:table-cell>
          <table:table-cell table:number-columns-repeated="2"/>
          <table:table-cell office:value-type="float" office:value="0.43">
            <text:p>0.430</text:p>
          </table:table-cell>
          <table:table-cell/>
          <table:table-cell table:formula="of:=IF([.K52]; [.K52]-[.G52]; &quot;&quot;)">
            <text:p/>
          </table:table-cell>
          <table:table-cell table:formula="of:=IF([.L52]; [.L52]-[.H52]; &quot;&quot;)">
            <text:p/>
          </table:table-cell>
          <table:table-cell table:formula="of:=IF([.M52]; [.M52]-[.I52]; &quot;&quot;)" office:value-type="float" office:value="-0.01">
            <text:p>-0.010</text:p>
          </table:table-cell>
          <table:table-cell table:formula="of:=IF([.N52]; [.N52]-[.J52]; &quot;&quot;)">
            <text:p/>
          </table:table-cell>
          <table:table-cell table:formula="of:=SUM([.O52:.Q52])" office:value-type="float" office:value="-0.01">
            <text:p>-0.010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arm_tf</text:p>
          </table:table-cell>
          <table:table-cell table:style-name="Default" office:value-type="string">
            <text:p>lift_link</text:p>
          </table:table-cell>
          <table:table-cell office:value-type="string">
            <text:p>right_arm</text:p>
          </table:table-cell>
          <table:table-cell table:formula="of:=SUBSTITUTE(SUBSTITUTE([.$E$35];&quot;FRAME_A&quot;;[.C53]); &quot;FRAME_B&quot;; [.D53])" office:value-type="string" office:string-value="rosrun tf tf_echo /lift_link /right_arm | grep Translation">
            <text:p>rosrun tf tf_echo /lift_link /right_arm | grep Translation</text:p>
          </table:table-cell>
          <table:table-cell office:value-type="string">
            <text:p>[0.101, -0.195, 0.440]</text:p>
          </table:table-cell>
          <table:table-cell table:formula="of:=VALUE(MID([.$F53];2;5))" office:value-type="float" office:value="0.101">
            <text:p>0.101</text:p>
          </table:table-cell>
          <table:table-cell table:style-name="ce21" table:formula="of:=VALUE(MID([.$F53];9;5))" office:value-type="float" office:value="-0.19">
            <text:p>-0.190</text:p>
          </table:table-cell>
          <table:table-cell table:formula="of:=VALUE(MID([.$F53];16;5))" office:value-type="float" office:value="0.44">
            <text:p>0.440</text:p>
          </table:table-cell>
          <table:table-cell table:formula="of:=SQRT([.G53]*[.G53]+[.H53]*[.H53]+[.I53]*[.I53])" office:value-type="float" office:value="0.489796896682696">
            <text:p>0.490</text:p>
          </table:table-cell>
          <table:table-cell table:number-columns-repeated="2"/>
          <table:table-cell office:value-type="float" office:value="0.43">
            <text:p>0.430</text:p>
          </table:table-cell>
          <table:table-cell/>
          <table:table-cell table:formula="of:=IF([.K53]; [.K53]-[.G53]; &quot;&quot;)">
            <text:p/>
          </table:table-cell>
          <table:table-cell table:formula="of:=IF([.L53]; [.L53]-[.H53]; &quot;&quot;)">
            <text:p/>
          </table:table-cell>
          <table:table-cell table:formula="of:=IF([.M53]; [.M53]-[.I53]; &quot;&quot;)" office:value-type="float" office:value="-0.01">
            <text:p>-0.010</text:p>
          </table:table-cell>
          <table:table-cell table:formula="of:=IF([.N53]; [.N53]-[.J53]; &quot;&quot;)">
            <text:p/>
          </table:table-cell>
          <table:table-cell table:formula="of:=SUM([.O53:.Q53])" office:value-type="float" office:value="-0.01">
            <text:p>-0.010</text:p>
          </table:table-cell>
          <table:table-cell/>
        </table:table-row>
        <table:table-row table:style-name="ro2">
          <table:table-cell office:value-type="string">
            <text:p>no</text:p>
          </table:table-cell>
          <table:table-cell/>
          <table:table-cell table:style-name="Default" office:value-type="string">
            <text:p>lift_link</text:p>
          </table:table-cell>
          <table:table-cell office:value-type="string">
            <text:p>neck_mount</text:p>
          </table:table-cell>
          <table:table-cell table:formula="of:=SUBSTITUTE(SUBSTITUTE([.$E$35];&quot;FRAME_A&quot;;[.C54]); &quot;FRAME_B&quot;; [.D54])" office:value-type="string" office:string-value="rosrun tf tf_echo /lift_link /neck_mount | grep Translation">
            <text:p>rosrun tf tf_echo /lift_link /neck_mount | grep Translation</text:p>
          </table:table-cell>
          <table:table-cell office:value-type="string">
            <text:p>[0.160, 0.000, 1.102]</text:p>
          </table:table-cell>
          <table:table-cell table:formula="of:=VALUE(MID([.$F54];2;5))" office:value-type="float" office:value="0.16">
            <text:p>0.160</text:p>
          </table:table-cell>
          <table:table-cell table:style-name="ce21" table:formula="of:=VALUE(MID([.$F54];9;5))" office:value-type="float" office:value="0">
            <text:p>0.000</text:p>
          </table:table-cell>
          <table:table-cell table:formula="of:=VALUE(MID([.$F54];16;5))" office:value-type="float" office:value="1.102">
            <text:p>1.102</text:p>
          </table:table-cell>
          <table:table-cell table:formula="of:=SQRT([.G54]*[.G54]+[.H54]*[.H54]+[.I54]*[.I54])" office:value-type="float" office:value="1.11355466861758">
            <text:p>1.114</text:p>
          </table:table-cell>
          <table:table-cell table:number-columns-repeated="2"/>
          <table:table-cell office:value-type="float" office:value="1.105">
            <text:p>1.105</text:p>
          </table:table-cell>
          <table:table-cell/>
          <table:table-cell table:formula="of:=IF([.K54]; [.K54]-[.G54]; &quot;&quot;)">
            <text:p/>
          </table:table-cell>
          <table:table-cell table:formula="of:=IF([.L54]; [.L54]-[.H54]; &quot;&quot;)">
            <text:p/>
          </table:table-cell>
          <table:table-cell table:formula="of:=IF([.M54]; [.M54]-[.I54]; &quot;&quot;)" office:value-type="float" office:value="0.00299999999999989">
            <text:p>0.003</text:p>
          </table:table-cell>
          <table:table-cell/>
          <table:table-cell table:formula="of:=SUM([.O54:.Q54])" office:value-type="float" office:value="0.00299999999999989">
            <text:p>0.003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neck_tf</text:p>
          </table:table-cell>
          <table:table-cell table:style-name="Default" office:value-type="string">
            <text:p>neck_mount</text:p>
          </table:table-cell>
          <table:table-cell office:value-type="string">
            <text:p>neck_pan</text:p>
          </table:table-cell>
          <table:table-cell table:formula="of:=SUBSTITUTE(SUBSTITUTE([.$E$35];&quot;FRAME_A&quot;;[.C55]); &quot;FRAME_B&quot;; [.D55])" office:value-type="string" office:string-value="rosrun tf tf_echo /neck_mount /neck_pan | grep Translation">
            <text:p>rosrun tf tf_echo /neck_mount /neck_pan | grep Translation</text:p>
          </table:table-cell>
          <table:table-cell office:value-type="string">
            <text:p>[0.000, 0.000, 0.040]</text:p>
          </table:table-cell>
          <table:table-cell table:formula="of:=VALUE(MID([.$F55];2;5))" office:value-type="float" office:value="0">
            <text:p>0.000</text:p>
          </table:table-cell>
          <table:table-cell table:style-name="ce21" table:formula="of:=VALUE(MID([.$F55];9;5))" office:value-type="float" office:value="0">
            <text:p>0.000</text:p>
          </table:table-cell>
          <table:table-cell table:formula="of:=VALUE(MID([.$F55];16;5))" office:value-type="float" office:value="0.04">
            <text:p>0.040</text:p>
          </table:table-cell>
          <table:table-cell table:formula="of:=SQRT([.G55]*[.G55]+[.H55]*[.H55]+[.I55]*[.I55])" office:value-type="float" office:value="0.04">
            <text:p>0.040</text:p>
          </table:table-cell>
          <table:table-cell table:number-columns-repeated="2"/>
          <table:table-cell office:value-type="float" office:value="0.04">
            <text:p>0.040</text:p>
          </table:table-cell>
          <table:table-cell/>
          <table:table-cell table:formula="of:=IF([.K55]; [.K55]-[.G55]; &quot;&quot;)">
            <text:p/>
          </table:table-cell>
          <table:table-cell table:formula="of:=IF([.L55]; [.L55]-[.H55]; &quot;&quot;)">
            <text:p/>
          </table:table-cell>
          <table:table-cell table:formula="of:=IF([.M55]; [.M55]-[.I55]; &quot;&quot;)" office:value-type="float" office:value="0">
            <text:p>0.000</text:p>
          </table:table-cell>
          <table:table-cell table:formula="of:=IF([.N55]; [.N55]-[.J55]; &quot;&quot;)">
            <text:p/>
          </table:table-cell>
          <table:table-cell table:formula="of:=SUM([.O55:.Q55])" office:value-type="float" office:value="0">
            <text:p>0.00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yes</text:p>
          </table:table-cell>
          <table:table-cell office:value-type="string">
            <text:p>neck_tf</text:p>
          </table:table-cell>
          <table:table-cell table:style-name="Default" office:value-type="string">
            <text:p>neck_pan</text:p>
          </table:table-cell>
          <table:table-cell office:value-type="string">
            <text:p>neck_tilt_mount</text:p>
          </table:table-cell>
          <table:table-cell table:formula="of:=SUBSTITUTE(SUBSTITUTE([.$E$35];&quot;FRAME_A&quot;;[.C56]); &quot;FRAME_B&quot;; [.D56])" office:value-type="string" office:string-value="rosrun tf tf_echo /neck_pan /neck_tilt_mount | grep Translation">
            <text:p>rosrun tf tf_echo /neck_pan /neck_tilt_mount | grep Translation</text:p>
          </table:table-cell>
          <table:table-cell office:value-type="string">
            <text:p>[0.000, 0.000, 0.040]</text:p>
          </table:table-cell>
          <table:table-cell table:formula="of:=VALUE(MID([.$F56];2;5))" office:value-type="float" office:value="0">
            <text:p>0.000</text:p>
          </table:table-cell>
          <table:table-cell table:style-name="ce21" table:formula="of:=VALUE(MID([.$F56];9;5))" office:value-type="float" office:value="0">
            <text:p>0.000</text:p>
          </table:table-cell>
          <table:table-cell table:formula="of:=VALUE(MID([.$F56];16;5))" office:value-type="float" office:value="0.04">
            <text:p>0.040</text:p>
          </table:table-cell>
          <table:table-cell table:formula="of:=SQRT([.G56]*[.G56]+[.H56]*[.H56]+[.I56]*[.I56])" office:value-type="float" office:value="0.04">
            <text:p>0.040</text:p>
          </table:table-cell>
          <table:table-cell table:number-columns-repeated="2"/>
          <table:table-cell office:value-type="float" office:value="0.041">
            <text:p>0.041</text:p>
          </table:table-cell>
          <table:table-cell/>
          <table:table-cell table:formula="of:=IF([.K56]; [.K56]-[.G56]; &quot;&quot;)">
            <text:p/>
          </table:table-cell>
          <table:table-cell table:formula="of:=IF([.L56]; [.L56]-[.H56]; &quot;&quot;)">
            <text:p/>
          </table:table-cell>
          <table:table-cell table:formula="of:=IF([.M56]; [.M56]-[.I56]; &quot;&quot;)" office:value-type="float" office:value="0.001">
            <text:p>0.001</text:p>
          </table:table-cell>
          <table:table-cell table:formula="of:=IF([.N56]; [.N56]-[.J56]; &quot;&quot;)">
            <text:p/>
          </table:table-cell>
          <table:table-cell table:formula="of:=SUM([.O56:.Q56])" office:value-type="float" office:value="0.001">
            <text:p>0.00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yes</text:p>
          </table:table-cell>
          <table:table-cell office:value-type="string">
            <text:p>neck_tf</text:p>
          </table:table-cell>
          <table:table-cell table:style-name="Default" office:value-type="string">
            <text:p>neck_tilt_mount</text:p>
          </table:table-cell>
          <table:table-cell office:value-type="string">
            <text:p>neck_tilt</text:p>
          </table:table-cell>
          <table:table-cell table:formula="of:=SUBSTITUTE(SUBSTITUTE([.$E$35];&quot;FRAME_A&quot;;[.C57]); &quot;FRAME_B&quot;; [.D57])" office:value-type="string" office:string-value="rosrun tf tf_echo /neck_tilt_mount /neck_tilt | grep Translation">
            <text:p>rosrun tf tf_echo /neck_tilt_mount /neck_tilt | grep Translation</text:p>
          </table:table-cell>
          <table:table-cell office:value-type="string">
            <text:p>[0.000, 0.000, 0.000]</text:p>
          </table:table-cell>
          <table:table-cell table:formula="of:=VALUE(MID([.$F57];2;5))" office:value-type="float" office:value="0">
            <text:p>0.000</text:p>
          </table:table-cell>
          <table:table-cell table:style-name="ce21" table:formula="of:=VALUE(MID([.$F57];9;5))" office:value-type="float" office:value="0">
            <text:p>0.000</text:p>
          </table:table-cell>
          <table:table-cell table:formula="of:=VALUE(MID([.$F57];16;5))" office:value-type="float" office:value="0">
            <text:p>0.000</text:p>
          </table:table-cell>
          <table:table-cell table:formula="of:=SQRT([.G57]*[.G57]+[.H57]*[.H57]+[.I57]*[.I57])" office:value-type="float" office:value="0">
            <text:p>0.000</text:p>
          </table:table-cell>
          <table:table-cell table:number-columns-repeated="2"/>
          <table:table-cell office:value-type="float" office:value="0">
            <text:p>0.000</text:p>
          </table:table-cell>
          <table:table-cell/>
          <table:table-cell table:formula="of:=IF([.K57]; [.K57]-[.G57]; &quot;&quot;)">
            <text:p/>
          </table:table-cell>
          <table:table-cell table:formula="of:=IF([.L57]; [.L57]-[.H57]; &quot;&quot;)">
            <text:p/>
          </table:table-cell>
          <table:table-cell table:formula="of:=IF([.M57]; [.M57]-[.I57]; &quot;&quot;)">
            <text:p/>
          </table:table-cell>
          <table:table-cell table:formula="of:=IF([.N57]; [.N57]-[.J57]; &quot;&quot;)">
            <text:p/>
          </table:table-cell>
          <table:table-cell table:formula="of:=SUM([.O57:.Q57])" office:value-type="float" office:value="0">
            <text:p>0.000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neck_tf</text:p>
          </table:table-cell>
          <table:table-cell table:style-name="Default" office:value-type="string">
            <text:p>neck_tilt</text:p>
          </table:table-cell>
          <table:table-cell office:value-type="string">
            <text:p>camera_rgb_frame</text:p>
          </table:table-cell>
          <table:table-cell table:formula="of:=SUBSTITUTE(SUBSTITUTE([.$E$35];&quot;FRAME_A&quot;;[.C58]); &quot;FRAME_B&quot;; [.D58])" office:value-type="string" office:string-value="rosrun tf tf_echo /neck_tilt /camera_rgb_frame | grep Translation">
            <text:p>rosrun tf tf_echo /neck_tilt /camera_rgb_frame | grep Translation</text:p>
          </table:table-cell>
          <table:table-cell office:value-type="string">
            <text:p>[0.000, 0.005, 0.044]</text:p>
          </table:table-cell>
          <table:table-cell table:formula="of:=VALUE(MID([.$F58];2;5))" office:value-type="float" office:value="0">
            <text:p>0.000</text:p>
          </table:table-cell>
          <table:table-cell table:style-name="ce21" table:formula="of:=VALUE(MID([.$F58];9;5))" office:value-type="float" office:value="0.005">
            <text:p>0.005</text:p>
          </table:table-cell>
          <table:table-cell table:formula="of:=VALUE(MID([.$F58];16;5))" office:value-type="float" office:value="0.044">
            <text:p>0.044</text:p>
          </table:table-cell>
          <table:table-cell table:formula="of:=SQRT([.G58]*[.G58]+[.H58]*[.H58]+[.I58]*[.I58])" office:value-type="float" office:value="0.0442831796509691">
            <text:p>0.044</text:p>
          </table:table-cell>
          <table:table-cell table:number-columns-repeated="2"/>
          <table:table-cell office:value-type="float" office:value="0.044">
            <text:p>0.044</text:p>
          </table:table-cell>
          <table:table-cell/>
          <table:table-cell table:formula="of:=IF([.K58]; [.K58]-[.G58]; &quot;&quot;)">
            <text:p/>
          </table:table-cell>
          <table:table-cell table:formula="of:=IF([.L58]; [.L58]-[.H58]; &quot;&quot;)">
            <text:p/>
          </table:table-cell>
          <table:table-cell table:formula="of:=IF([.M58]; [.M58]-[.I58]; &quot;&quot;)" office:value-type="float" office:value="0">
            <text:p>0.000</text:p>
          </table:table-cell>
          <table:table-cell table:formula="of:=IF([.N58]; [.N58]-[.J58]; &quot;&quot;)">
            <text:p/>
          </table:table-cell>
          <table:table-cell table:formula="of:=SUM([.O58:.Q58])" office:value-type="float" office:value="0">
            <text:p>0.000</text:p>
          </table:table-cell>
          <table:table-cell table:style-name="ce38" office:value-type="string">
            <text:p>Fixed in this iteration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base_link</text:p>
          </table:table-cell>
          <table:table-cell office:value-type="string">
            <text:p>right_arm_grippermarker_observed</text:p>
          </table:table-cell>
          <table:table-cell table:formula="of:=SUBSTITUTE(SUBSTITUTE([.$E$35];&quot;FRAME_A&quot;;[.C59]); &quot;FRAME_B&quot;; [.D59])" office:value-type="string" office:string-value="rosrun tf tf_echo /base_link /right_arm_grippermarker_observed | grep Translation">
            <text:p>rosrun tf tf_echo /base_link /right_arm_grippermarker_observed | grep Translation</text:p>
          </table:table-cell>
          <table:table-cell/>
          <table:table-cell table:formula="of:=VALUE(MID([.$F59];2;5))" office:value-type="float" office:value="0">
            <text:p>Err:502</text:p>
          </table:table-cell>
          <table:table-cell table:style-name="ce21" table:formula="of:=VALUE(MID([.$F59];9;5))" office:value-type="float" office:value="0">
            <text:p>Err:502</text:p>
          </table:table-cell>
          <table:table-cell table:formula="of:=VALUE(MID([.$F59];16;5))" office:value-type="float" office:value="0">
            <text:p>Err:502</text:p>
          </table:table-cell>
          <table:table-cell table:formula="of:=SQRT([.G59]*[.G59]+[.H59]*[.H59]+[.I59]*[.I59])" office:value-type="float" office:value="0">
            <text:p>Err:502</text:p>
          </table:table-cell>
          <table:table-cell table:number-columns-repeated="2"/>
          <table:table-cell office:value-type="float" office:value="1.224">
            <text:p>1.224</text:p>
          </table:table-cell>
          <table:table-cell/>
          <table:table-cell table:formula="of:=IF([.K59]; [.K59]-[.G59]; &quot;&quot;)">
            <text:p/>
          </table:table-cell>
          <table:table-cell table:formula="of:=IF([.L59]; [.L59]-[.H59]; &quot;&quot;)">
            <text:p/>
          </table:table-cell>
          <table:table-cell table:formula="of:=IF([.M59]; [.M59]-[.I59]; &quot;&quot;)" office:value-type="float" office:value="0">
            <text:p>Err:502</text:p>
          </table:table-cell>
          <table:table-cell table:formula="of:=IF([.N59]; [.N59]-[.J59]; &quot;&quot;)">
            <text:p/>
          </table:table-cell>
          <table:table-cell table:formula="of:=SUM([.O59:.Q59])" office:value-type="float" office:value="0">
            <text:p>Err:502</text:p>
          </table:table-cell>
          <table:table-cell office:value-type="string">
            <text:p>Symptoom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camera_rgb_frame</text:p>
          </table:table-cell>
          <table:table-cell office:value-type="string">
            <text:p>right_arm_grippermarker_observed</text:p>
          </table:table-cell>
          <table:table-cell table:formula="of:=SUBSTITUTE(SUBSTITUTE([.$E$35];&quot;FRAME_A&quot;;[.C60]); &quot;FRAME_B&quot;; [.D60])" office:value-type="string" office:string-value="rosrun tf tf_echo /camera_rgb_frame /right_arm_grippermarker_observed | grep Translation">
            <text:p>rosrun tf tf_echo /camera_rgb_frame /right_arm_grippermarker_observed | grep Translation</text:p>
          </table:table-cell>
          <table:table-cell/>
          <table:table-cell table:formula="of:=VALUE(MID([.$F60];2;5))" office:value-type="float" office:value="0">
            <text:p>Err:502</text:p>
          </table:table-cell>
          <table:table-cell table:style-name="ce21" table:formula="of:=VALUE(MID([.$F60];9;5))" office:value-type="float" office:value="0">
            <text:p>Err:502</text:p>
          </table:table-cell>
          <table:table-cell table:formula="of:=VALUE(MID([.$F60];16;5))" office:value-type="float" office:value="0">
            <text:p>Err:502</text:p>
          </table:table-cell>
          <table:table-cell table:formula="of:=SQRT([.G60]*[.G60]+[.H60]*[.H60]+[.I60]*[.I60])" office:value-type="float" office:value="0">
            <text:p>Err:502</text:p>
          </table:table-cell>
          <table:table-cell office:value-type="float" office:value="0.6">
            <text:p>0.600</text:p>
          </table:table-cell>
          <table:table-cell table:number-columns-repeated="3"/>
          <table:table-cell table:formula="of:=IF([.K60]; [.K60]-[.G60]; &quot;&quot;)" office:value-type="float" office:value="0">
            <text:p>Err:502</text:p>
          </table:table-cell>
          <table:table-cell table:formula="of:=IF([.L60]; [.L60]-[.H60]; &quot;&quot;)">
            <text:p/>
          </table:table-cell>
          <table:table-cell table:formula="of:=IF([.M60]; [.M60]-[.I60]; &quot;&quot;)">
            <text:p/>
          </table:table-cell>
          <table:table-cell table:formula="of:=IF([.N60]; [.N60]-[.J60]; &quot;&quot;)">
            <text:p/>
          </table:table-cell>
          <table:table-cell table:formula="of:=SUM([.O60:.Q60])" office:value-type="float" office:value="0">
            <text:p>Err:502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no</text:p>
          </table:table-cell>
          <table:table-cell/>
          <table:table-cell table:style-name="Default" office:value-type="string">
            <text:p>neck_mount</text:p>
          </table:table-cell>
          <table:table-cell office:value-type="string">
            <text:p>neck_tilt_mount</text:p>
          </table:table-cell>
          <table:table-cell table:formula="of:=SUBSTITUTE(SUBSTITUTE([.$E$35];&quot;FRAME_A&quot;;[.C61]); &quot;FRAME_B&quot;; [.D61])" office:value-type="string" office:string-value="rosrun tf tf_echo /neck_mount /neck_tilt_mount | grep Translation">
            <text:p>rosrun tf tf_echo /neck_mount /neck_tilt_mount | grep Translation</text:p>
          </table:table-cell>
          <table:table-cell office:value-type="string">
            <text:p>[0.000, 0.000, 0.080]</text:p>
          </table:table-cell>
          <table:table-cell table:formula="of:=VALUE(MID([.$F61];2;5))" office:value-type="float" office:value="0">
            <text:p>0.000</text:p>
          </table:table-cell>
          <table:table-cell table:style-name="ce21" table:formula="of:=VALUE(MID([.$F61];9;5))" office:value-type="float" office:value="0">
            <text:p>0.000</text:p>
          </table:table-cell>
          <table:table-cell table:formula="of:=VALUE(MID([.$F61];16;5))" office:value-type="float" office:value="0.08">
            <text:p>0.080</text:p>
          </table:table-cell>
          <table:table-cell table:formula="of:=SQRT([.G61]*[.G61]+[.H61]*[.H61]+[.I61]*[.I61])" office:value-type="float" office:value="0.08">
            <text:p>0.080</text:p>
          </table:table-cell>
          <table:table-cell table:number-columns-repeated="2"/>
          <table:table-cell office:value-type="float" office:value="0.081">
            <text:p>0.081</text:p>
          </table:table-cell>
          <table:table-cell/>
          <table:table-cell table:formula="of:=IF([.K61]; [.K61]-[.G61]; &quot;&quot;)">
            <text:p/>
          </table:table-cell>
          <table:table-cell table:formula="of:=IF([.L61]; [.L61]-[.H61]; &quot;&quot;)">
            <text:p/>
          </table:table-cell>
          <table:table-cell table:formula="of:=IF([.M61]; [.M61]-[.I61]; &quot;&quot;)" office:value-type="float" office:value="0.001">
            <text:p>0.001</text:p>
          </table:table-cell>
          <table:table-cell table:formula="of:=IF([.N61]; [.N61]-[.J61]; &quot;&quot;)">
            <text:p/>
          </table:table-cell>
          <table:table-cell table:formula="of:=SUM([.O61:.Q61])" office:value-type="float" office:value="0.001">
            <text:p>0.001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no</text:p>
          </table:table-cell>
          <table:table-cell/>
          <table:table-cell table:style-name="Default" office:value-type="string">
            <text:p>arms</text:p>
          </table:table-cell>
          <table:table-cell office:value-type="string">
            <text:p>camera_rgb_frame</text:p>
          </table:table-cell>
          <table:table-cell table:formula="of:=SUBSTITUTE(SUBSTITUTE([.$E$35];&quot;FRAME_A&quot;;[.C62]); &quot;FRAME_B&quot;; [.D62])" office:value-type="string" office:string-value="rosrun tf tf_echo /arms /camera_rgb_frame | grep Translation">
            <text:p>rosrun tf tf_echo /arms /camera_rgb_frame | grep Translation</text:p>
          </table:table-cell>
          <table:table-cell office:value-type="string">
            <text:p>[0.004, 0.768, 0.095]</text:p>
          </table:table-cell>
          <table:table-cell table:formula="of:=VALUE(MID([.$F62];2;5))" office:value-type="float" office:value="0.004">
            <text:p>0.004</text:p>
          </table:table-cell>
          <table:table-cell table:style-name="ce21" table:formula="of:=VALUE(MID([.$F62];9;5))" office:value-type="float" office:value="0.768">
            <text:p>0.768</text:p>
          </table:table-cell>
          <table:table-cell table:formula="of:=VALUE(MID([.$F62];16;5))" office:value-type="float" office:value="0.095">
            <text:p>0.095</text:p>
          </table:table-cell>
          <table:table-cell table:formula="of:=SQRT([.G62]*[.G62]+[.H62]*[.H62]+[.I62]*[.I62])" office:value-type="float" office:value="0.773863683086369">
            <text:p>0.774</text:p>
          </table:table-cell>
          <table:table-cell/>
          <table:table-cell office:value-type="float" office:value="0.785">
            <text:p>0.785</text:p>
          </table:table-cell>
          <table:table-cell table:number-columns-repeated="2"/>
          <table:table-cell table:formula="of:=IF([.K62]; [.K62]-[.G62]; &quot;&quot;)">
            <text:p/>
          </table:table-cell>
          <table:table-cell table:formula="of:=IF([.L62]; [.L62]-[.H62]; &quot;&quot;)" office:value-type="float" office:value="0.017">
            <text:p>0.017</text:p>
          </table:table-cell>
          <table:table-cell table:formula="of:=IF([.M62]; [.M62]-[.I62]; &quot;&quot;)">
            <text:p/>
          </table:table-cell>
          <table:table-cell table:formula="of:=IF([.N62]; [.N62]-[.J62]; &quot;&quot;)">
            <text:p/>
          </table:table-cell>
          <table:table-cell table:formula="of:=SUM([.O62:.Q62])" office:value-type="float" office:value="0.017">
            <text:p>0.017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lift_link</text:p>
          </table:table-cell>
          <table:table-cell office:value-type="string">
            <text:p>camera_rgb_frame</text:p>
          </table:table-cell>
          <table:table-cell table:formula="of:=SUBSTITUTE(SUBSTITUTE([.$E$35];&quot;FRAME_A&quot;;[.C63]); &quot;FRAME_B&quot;; [.D63])" office:value-type="string" office:string-value="rosrun tf tf_echo /lift_link /camera_rgb_frame | grep Translation">
            <text:p>rosrun tf tf_echo /lift_link /camera_rgb_frame | grep Translation</text:p>
          </table:table-cell>
          <table:table-cell office:value-type="string">
            <text:p>[0.161, 0.005, 1.226]</text:p>
          </table:table-cell>
          <table:table-cell table:formula="of:=VALUE(MID([.$F63];2;5))" office:value-type="float" office:value="0.161">
            <text:p>0.161</text:p>
          </table:table-cell>
          <table:table-cell table:style-name="ce21" table:formula="of:=VALUE(MID([.$F63];9;5))" office:value-type="float" office:value="0.005">
            <text:p>0.005</text:p>
          </table:table-cell>
          <table:table-cell table:formula="of:=VALUE(MID([.$F63];16;5))" office:value-type="float" office:value="1.226">
            <text:p>1.226</text:p>
          </table:table-cell>
          <table:table-cell table:formula="of:=SQRT([.G63]*[.G63]+[.H63]*[.H63]+[.I63]*[.I63])" office:value-type="float" office:value="1.23653629142051">
            <text:p>1.237</text:p>
          </table:table-cell>
          <table:table-cell table:number-columns-repeated="2"/>
          <table:table-cell office:value-type="float" office:value="1.22">
            <text:p>1.220</text:p>
          </table:table-cell>
          <table:table-cell/>
          <table:table-cell table:formula="of:=IF([.K63]; [.K63]-[.G63]; &quot;&quot;)">
            <text:p/>
          </table:table-cell>
          <table:table-cell table:formula="of:=IF([.L63]; [.L63]-[.H63]; &quot;&quot;)">
            <text:p/>
          </table:table-cell>
          <table:table-cell table:formula="of:=IF([.M63]; [.M63]-[.I63]; &quot;&quot;)" office:value-type="float" office:value="-0.00600000000000001">
            <text:p>-0.006</text:p>
          </table:table-cell>
          <table:table-cell table:formula="of:=IF([.N63]; [.N63]-[.J63]; &quot;&quot;)">
            <text:p/>
          </table:table-cell>
          <table:table-cell table:formula="of:=SUM([.O63:.Q63])" office:value-type="float" office:value="-0.00600000000000001">
            <text:p>-0.006</text:p>
          </table:table-cell>
          <table:table-cell office:value-type="string">
            <text:p>Symptoom</text:p>
          </table:table-cell>
        </table:table-row>
        <table:table-row table:style-name="ro2" table:number-rows-repeated="1048512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r </meta:initial-creator>
    <meta:creation-date>2014-07-11T16:05:53</meta:creation-date>
    <dc:date>2014-07-15T11:28:02</dc:date>
    <dc:creator>tsr </dc:creator>
    <meta:editing-duration>PT7H46M33S</meta:editing-duration>
    <meta:editing-cycles>81</meta:editing-cycles>
    <meta:generator>LibreOffice/3.5$Linux_X86_64 LibreOffice_project/350m1$Build-2</meta:generator>
    <meta:document-statistic meta:table-count="3" meta:cell-count="1065" meta:object-count="0"/>
  </office:meta>
</office:document-meta>
</file>